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solid" draw:stroke-dash="Long_20_Dash" svg:stroke-width="0.035cm" draw:marker-start-width="0.252cm" draw:marker-end-width="0.252cm" draw:fill="none" draw:textarea-horizontal-align="justify" draw:textarea-vertical-align="middle" draw:auto-grow-height="false" fo:min-height="1.316cm" fo:min-width="2.666cm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62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30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5cm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9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5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7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1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3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7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68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8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9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75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38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4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729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434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1.56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8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8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88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9cm" fo:min-width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95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5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78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cm"/>
      <style:paragraph-properties style:writing-mode="lr-tb"/>
    </style:style>
    <style:style style:name="gr9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7.716cm" fo:min-width="13.466cm" fo:padding-top="0.142cm" fo:padding-bottom="0.142cm" fo:padding-left="0.267cm" fo:padding-right="0.267cm"/>
    </style:style>
    <style:style style:name="gr99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61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80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05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ea7500" loext:opacity="100%" fo:font-size="13pt" style:font-size-asian="13pt" style:font-size-complex="13pt"/>
    </style:style>
    <style:style style:name="P14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0" style:family="paragraph">
      <loext:graphic-properties draw:fill-color="#3465a4"/>
      <style:paragraph-properties fo:text-align="center" style:writing-mode="lr-tb"/>
    </style:style>
    <style:style style:name="P21" style:family="paragraph">
      <style:paragraph-properties fo:text-align="center"/>
      <style:text-properties fo:font-size="8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ea7500" loext:opacity="100%" fo:font-size="8pt" style:font-size-asian="8pt" style:font-size-complex="8pt"/>
    </style:style>
    <style:style style:name="P23" style:family="paragraph">
      <style:paragraph-properties fo:text-align="center"/>
      <style:text-properties fo:font-size="6pt"/>
    </style:style>
    <style:style style:name="P24" style:family="paragraph">
      <style:paragraph-properties fo:text-align="center"/>
      <style:text-properties fo:font-size="10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ea7500" loext:opacity="100%" fo:font-size="10pt" fo:font-weight="normal" style:font-size-asian="10pt" style:font-size-complex="10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7" style:family="paragraph">
      <style:paragraph-properties fo:line-height="100%" fo:text-align="end"/>
    </style:style>
    <style:style style:name="P28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font-name-complex="Liberation Sans" style:font-size-complex="6pt" style:text-scale="100%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3pt" style:font-name-complex="Liberation Sans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ea7500" loext:opacity="100%" fo:font-size="10pt" style:font-size-asian="10pt" style:font-size-complex="10pt"/>
    </style:style>
    <style:style style:name="T8" style:family="text">
      <style:text-properties fo:color="#3465a4" loext:opacity="100%" fo:font-size="10pt" style:font-size-asian="10pt" style:font-size-complex="10pt"/>
    </style:style>
    <style:style style:name="T9" style:family="text">
      <style:text-properties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font-name-complex="Liberation Sans" style:font-size-complex="10pt" style:text-scale="100%" style:text-overline-style="none" style:text-overline-color="font-color"/>
    </style:style>
    <style:style style:name="T10" style:family="text">
      <style:text-properties fo:color="#2a60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2pt" style:font-name-complex="Liberation Sans" style:font-size-complex="12pt" style:text-scale="100%" style:text-overline-style="none" style:text-overline-color="font-color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ea7500" loext:opacity="100%" fo:font-size="6pt" style:font-size-asian="6pt" style:font-size-complex="6pt"/>
    </style:style>
    <style:style style:name="T13" style:family="text">
      <style:text-properties fo:color="#ea7500" loext:opacity="100%" fo:font-size="8pt" style:font-size-asian="6pt" style:font-size-complex="6pt"/>
    </style:style>
    <style:style style:name="T14" style:family="text">
      <style:text-properties fo:color="#ea7500" loext:opacity="100%" fo:font-size="8pt" fo:font-weight="normal" style:font-size-asian="8pt" style:font-size-complex="8pt"/>
    </style:style>
    <style:style style:name="T15" style:family="text">
      <style:text-properties fo:color="#ff0000" loext:opacity="100%" fo:font-size="7pt" style:font-size-asian="7pt" style:font-size-complex="7pt"/>
    </style:style>
    <style:style style:name="T16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7" style:family="text">
      <style:text-properties fo:color="#3465a4" loext:opacity="100%" fo:font-size="16pt" style:font-size-asian="16pt" style:font-size-complex="16pt"/>
    </style:style>
    <style:style style:name="T18" style:family="text">
      <style:text-properties fo:color="#2a6099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9pt" style:font-name-complex="Liberation Sans" style:font-size-complex="9pt" style:text-scale="100%" style:text-overline-style="none" style:text-overline-color="font-color"/>
    </style:style>
    <style:style style:name="T19" style:family="text"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6pt" style:font-name-complex="Liberation Sans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0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0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  <draw:g>
          <draw:g>
            <draw:line draw:style-name="gr2" draw:text-style-name="P1" draw:layer="layout" svg:x1="11cm" svg:y1="14cm" svg:x2="11cm" svg:y2="16cm">
              <text:p/>
            </draw:line>
            <draw:line draw:style-name="gr2" draw:text-style-name="P1" draw:layer="layout" svg:x1="10.7cm" svg:y1="15.2cm" svg:x2="11.3cm" svg:y2="15.2cm">
              <text:p/>
            </draw:line>
            <draw:custom-shape draw:style-name="gr4" draw:text-style-name="P2" draw:layer="layout" svg:width="0.6cm" svg:height="0.5cm" svg:x="10.7cm" svg:y="14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1.618cm" svg:y1="14.718cm" svg:x2="11.818cm" svg:y2="14.918cm">
            <text:p/>
          </draw:line>
          <draw:custom-shape draw:style-name="gr4" draw:text-style-name="P2" draw:layer="layout" svg:width="0.199cm" svg:height="0.2cm" draw:transform="rotate (0.785398163397448) translate (11.718cm 14.90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.618cm" svg:y1="15.018cm" svg:x2="11.818cm" svg:y2="15.218cm">
            <text:p/>
          </draw:line>
          <draw:custom-shape draw:style-name="gr4" draw:text-style-name="P2" draw:layer="layout" svg:width="0.199cm" svg:height="0.2cm" draw:transform="rotate (0.785398163397448) translate (11.718cm 15.20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4" draw:text-style-name="P1" draw:layer="layout" svg:x1="12.5cm" svg:y1="14.7cm" svg:x2="12.5cm" svg:y2="15.3cm">
            <text:p/>
          </draw:line>
          <draw:line draw:style-name="gr2" draw:text-style-name="P1" draw:layer="layout" svg:x1="12.5cm" svg:y1="14.8cm" svg:x2="13cm" svg:y2="14.5cm">
            <text:p/>
          </draw:line>
          <draw:line draw:style-name="gr2" draw:text-style-name="P1" draw:layer="layout" svg:x1="12.5cm" svg:y1="15.2cm" svg:x2="13cm" svg:y2="15.5cm">
            <text:p/>
          </draw:line>
          <draw:line draw:style-name="gr2" draw:text-style-name="P1" draw:layer="layout" svg:x1="13cm" svg:y1="14cm" svg:x2="13cm" svg:y2="14.5cm">
            <text:p/>
          </draw:line>
          <draw:line draw:style-name="gr2" draw:text-style-name="P1" draw:layer="layout" svg:x1="13cm" svg:y1="15.5cm" svg:x2="13cm" svg:y2="16cm">
            <text:p/>
          </draw:line>
          <draw:custom-shape draw:style-name="gr23" draw:text-style-name="P2" draw:layer="layout" svg:width="0.2cm" svg:height="0.2cm" draw:transform="rotate (1.03044239037745) translate (12.626cm 15.36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6" draw:layer="layout" svg:width="3.2cm" svg:height="1.6cm" svg:x="10.3cm" svg:y="14.2cm">
            <text:p/>
            <draw:enhanced-geometry svg:viewBox="0 0 21600 21600" draw:type="rectangle" draw:enhanced-path="M 0 0 L 21600 0 21600 21600 0 21600 0 0 Z N"/>
          </draw:custom-shape>
        </draw:g>
        <draw:frame draw:style-name="gr26" draw:text-style-name="P4" draw:layer="layout" svg:width="1.662cm" svg:height="0.489cm" svg:x="11.2cm" svg:y="13.3cm">
          <draw:text-box>
            <text:p text:style-name="P3"><text:span text:style-name="T1">Optocoupler</text:span></text:p>
          </draw:text-box>
        </draw:frame>
        <draw:g>
          <draw:g>
            <draw:g>
              <draw:line draw:style-name="gr20" draw:text-style-name="P3" draw:layer="layout" svg:x1="22cm" svg:y1="9cm" svg:x2="22cm" svg:y2="9.4cm">
                <text:p/>
              </draw:line>
              <draw:line draw:style-name="gr20" draw:text-style-name="P3" draw:layer="layout" svg:x1="22cm" svg:y1="10.6cm" svg:x2="22cm" svg:y2="11cm">
                <text:p/>
              </draw:line>
              <draw:ellipse draw:style-name="gr21" draw:text-style-name="P3" draw:layer="layout" svg:width="0.3cm" svg:height="0.6cm" draw:transform="rotate (-1.5707963267949) translate (22.3cm 9.4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9.7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-1.5707963267949) translate (22.3cm 10.3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6cm" svg:y="10.7cm">
              <text:p/>
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line draw:style-name="gr20" draw:text-style-name="P3" draw:layer="layout" svg:x1="21cm" svg:y1="11cm" svg:x2="21cm" svg:y2="10.6cm">
                <text:p/>
              </draw:line>
              <draw:line draw:style-name="gr20" draw:text-style-name="P3" draw:layer="layout" svg:x1="21cm" svg:y1="9.4cm" svg:x2="21cm" svg:y2="9cm">
                <text:p/>
              </draw:line>
              <draw:ellipse draw:style-name="gr21" draw:text-style-name="P3" draw:layer="layout" svg:width="0.3cm" svg:height="0.6cm" draw:transform="rotate (1.5707963267949) translate (20.7cm 10.6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.3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10cm)" draw:kind="arc" draw:start-angle="180" draw:end-angle="0">
                <text:p/>
              </draw:ellipse>
              <draw:ellipse draw:style-name="gr21" draw:text-style-name="P3" draw:layer="layout" svg:width="0.3cm" svg:height="0.6cm" draw:transform="rotate (1.5707963267949) translate (20.7cm 9.7cm)" draw:kind="arc" draw:start-angle="180" draw:end-angle="0">
                <text:p/>
              </draw:ellipse>
            </draw:g>
            <draw:custom-shape draw:style-name="gr23" draw:text-style-name="P2" draw:layer="layout" svg:width="0.2cm" svg:height="0.2cm" svg:x="21.2cm" svg:y="9.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21.4cm" svg:y1="10.6cm" svg:x2="21.4cm" svg:y2="9.4cm">
            <text:p/>
          </draw:line>
          <draw:line draw:style-name="gr2" draw:text-style-name="P1" draw:layer="layout" svg:x1="21.6cm" svg:y1="10.6cm" svg:x2="21.6cm" svg:y2="9.4cm">
            <text:p/>
          </draw:line>
        </draw:g>
      </draw:page>
      <draw:page draw:name="page2" draw:style-name="dp1" draw:master-page-name="Default">
        <draw:g>
          <draw:frame draw:style-name="gr27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8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7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8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9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30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32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3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5" draw:text-style-name="P13" draw:layer="layout" svg:width="1.73cm" svg:height="0.725cm" svg:x="1.37cm" svg:y="11.6cm">
          <draw:text-box>
            <text:p><text:span text:style-name="T7">Value</text:span></text:p>
          </draw:text-box>
        </draw:frame>
        <draw:frame draw:style-name="gr36" draw:text-style-name="P14" draw:layer="layout" svg:width="1.865cm" svg:height="0.725cm" svg:x="1.37cm" svg:y="12.5cm">
          <draw:text-box>
            <text:p><text:span text:style-name="T8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7" draw:text-style-name="P9" draw:layer="layout" svg:width="0.407cm" svg:height="0.613cm" svg:x="6.2cm" svg:y="11.5cm">
            <draw:text-box>
              <text:p text:style-name="P3"><text:span text:style-name="T9">+</text:span></text:p>
            </draw:text-box>
          </draw:frame>
          <draw:custom-shape draw:style-name="gr28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15" draw:layer="layout" svg:width="0.4cm" svg:height="0.613cm" svg:x="6.848cm" svg:y="11.651cm">
            <draw:text-box>
              <text:p text:style-name="P3"><text:span text:style-name="T10">∑</text:span></text:p>
            </draw:text-box>
          </draw:frame>
          <draw:frame draw:style-name="gr27" draw:text-style-name="P9" draw:layer="layout" svg:width="0.407cm" svg:height="0.613cm" svg:x="6.7cm" svg:y="12.387cm">
            <draw:text-box>
              <text:p text:style-name="P3"><text:span text:style-name="T9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8" draw:text-style-name="P16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9" draw:text-style-name="P17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40" draw:text-style-name="P17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1" draw:text-style-name="P17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2" draw:text-style-name="P18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3" draw:text-style-name="P17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4" draw:text-style-name="P17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5" draw:text-style-name="P17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6" draw:text-style-name="P17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3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7" draw:text-style-name="P5" draw:layer="layout" svg:width="2.145cm" svg:height="0.489cm" svg:x="17.3cm" svg:y="11.9cm">
          <draw:text-box>
            <text:p text:style-name="P3"><text:span text:style-name="T1">NOT Gate (large)</text:span></text:p>
          </draw:text-box>
        </draw:frame>
        <draw:frame draw:style-name="gr48" draw:text-style-name="P16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8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0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50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8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1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1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2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3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4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1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5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9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7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8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8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9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60" draw:text-style-name="P16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1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2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60" draw:text-style-name="P16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3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4" draw:text-style-name="P16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1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5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9" draw:text-style-name="P17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1" draw:text-style-name="P17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6" draw:text-style-name="P17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  <draw:g>
          <draw:line draw:style-name="gr2" draw:text-style-name="P1" draw:layer="layout" svg:x1="7.6cm" svg:y1="3.7cm" svg:x2="8.4cm" svg:y2="3.7cm">
            <text:p/>
          </draw:line>
          <draw:line draw:style-name="gr2" draw:text-style-name="P1" draw:layer="layout" svg:x1="8cm" svg:y1="3.7cm" svg:x2="8cm" svg:y2="3.3cm">
            <text:p/>
          </draw:line>
        </draw:g>
        <draw:g>
          <draw:line draw:style-name="gr2" draw:text-style-name="P1" draw:layer="layout" svg:x1="17.5cm" svg:y1="10.7cm" svg:x2="17.5cm" svg:y2="11.7cm">
            <text:p/>
          </draw:line>
          <draw:line draw:style-name="gr2" draw:text-style-name="P1" draw:layer="layout" svg:x1="17.5cm" svg:y1="10.7cm" svg:x2="18.4cm" svg:y2="11.2cm">
            <text:p/>
          </draw:line>
          <draw:line draw:style-name="gr2" draw:text-style-name="P1" draw:layer="layout" svg:x1="17.5cm" svg:y1="11.7cm" svg:x2="18.4cm" svg:y2="11.2cm">
            <text:p/>
          </draw:line>
          <draw:line draw:style-name="gr2" draw:text-style-name="P1" draw:layer="layout" svg:x1="17cm" svg:y1="11.2cm" svg:x2="17.5cm" svg:y2="11.2cm">
            <text:p/>
          </draw:line>
          <draw:line draw:style-name="gr2" draw:text-style-name="P1" draw:layer="layout" svg:x1="18.6cm" svg:y1="11.2cm" svg:x2="19cm" svg:y2="11.2cm">
            <text:p/>
          </draw:line>
          <draw:custom-shape draw:style-name="gr33" draw:text-style-name="P12" draw:layer="layout" svg:width="0.2cm" svg:height="0.2cm" svg:x="18.4cm" svg:y="11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7" draw:text-style-name="P5" draw:layer="layout" svg:width="2.085cm" svg:height="0.489cm" svg:x="17.3cm" svg:y="10.211cm">
          <draw:text-box>
            <text:p text:style-name="P3"><text:span text:style-name="T1">NOT Gate (med)</text:span></text:p>
          </draw:text-box>
        </draw:frame>
      </draw:page>
      <draw:page draw:name="page3" draw:style-name="dp1" draw:master-page-name="Default">
        <draw:g>
          <draw:line draw:style-name="gr2" draw:text-style-name="P1" draw:layer="layout" svg:x1="13.4cm" svg:y1="7.9cm" svg:x2="13.4cm" svg:y2="8.9cm">
            <text:p/>
          </draw:line>
          <draw:line draw:style-name="gr2" draw:text-style-name="P1" draw:layer="layout" svg:x1="13.6cm" svg:y1="7.7cm" svg:x2="13.6cm" svg:y2="8.1cm">
            <text:p/>
          </draw:line>
          <draw:line draw:style-name="gr2" draw:text-style-name="P1" draw:layer="layout" svg:x1="13.6cm" svg:y1="8.2cm" svg:x2="13.6cm" svg:y2="8.6cm">
            <text:p/>
          </draw:line>
          <draw:line draw:style-name="gr2" draw:text-style-name="P1" draw:layer="layout" svg:x1="13.6cm" svg:y1="8.7cm" svg:x2="13.6cm" svg:y2="9.1cm">
            <text:p/>
          </draw:line>
          <draw:line draw:style-name="gr2" draw:text-style-name="P1" draw:layer="layout" svg:x1="13.6cm" svg:y1="8.9cm" svg:x2="14cm" svg:y2="8.9cm">
            <text:p/>
          </draw:line>
          <draw:line draw:style-name="gr2" draw:text-style-name="P1" draw:layer="layout" svg:x1="13.6cm" svg:y1="8.4cm" svg:x2="14cm" svg:y2="8.4cm">
            <text:p/>
          </draw:line>
          <draw:line draw:style-name="gr2" draw:text-style-name="P1" draw:layer="layout" svg:x1="14cm" svg:y1="9.4cm" svg:x2="14cm" svg:y2="8.4cm">
            <text:p/>
          </draw:line>
          <draw:line draw:style-name="gr2" draw:text-style-name="P1" draw:layer="layout" svg:x1="13.6cm" svg:y1="7.9cm" svg:x2="14cm" svg:y2="7.9cm">
            <text:p/>
          </draw:line>
          <draw:line draw:style-name="gr2" draw:text-style-name="P1" draw:layer="layout" svg:x1="14cm" svg:y1="7.9cm" svg:x2="14cm" svg:y2="7.4cm">
            <text:p/>
          </draw:line>
          <draw:line draw:style-name="gr2" draw:text-style-name="P1" draw:layer="layout" svg:x1="13cm" svg:y1="8.9cm" svg:x2="13.4cm" svg:y2="8.9cm">
            <text:p/>
          </draw:line>
          <draw:custom-shape draw:style-name="gr23" draw:text-style-name="P2" draw:layer="layout" svg:width="0.2cm" svg:height="0.2cm" draw:transform="rotate (1.5707963267949) translate (13.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8.6cm" svg:x2="18.3cm" svg:y2="8cm">
            <text:p/>
          </draw:line>
          <draw:custom-shape draw:style-name="gr67" draw:text-style-name="P20" draw:layer="layout" svg:width="0.2cm" svg:height="0.12cm" svg:x="18.2cm" svg:y="8.2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8.24cm" svg:x2="18.4cm" svg:y2="8.24cm">
            <text:p/>
          </draw:line>
          <draw:line draw:style-name="gr2" draw:text-style-name="P1" draw:layer="layout" svg:x1="18.3cm" svg:y1="8cm" svg:x2="18.3cm" svg:y2="7.8cm">
            <text:p/>
          </draw:line>
          <draw:line draw:style-name="gr2" draw:text-style-name="P1" draw:layer="layout" svg:x1="18.3cm" svg:y1="8.8cm" svg:x2="18.3cm" svg:y2="8.6cm">
            <text:p/>
          </draw:line>
          <draw:line draw:style-name="gr2" draw:text-style-name="P1" draw:layer="layout" svg:x1="18.3cm" svg:y1="7.8cm" svg:x2="18cm" svg:y2="7.8cm">
            <text:p/>
          </draw:line>
          <draw:g>
            <draw:line draw:style-name="gr2" draw:text-style-name="P1" draw:layer="layout" svg:x1="17.4cm" svg:y1="7.8cm" svg:x2="17.4cm" svg:y2="8.8cm">
              <text:p/>
            </draw:line>
            <draw:line draw:style-name="gr2" draw:text-style-name="P1" draw:layer="layout" svg:x1="17.6cm" svg:y1="7.6cm" svg:x2="17.6cm" svg:y2="8cm">
              <text:p/>
            </draw:line>
            <draw:line draw:style-name="gr2" draw:text-style-name="P1" draw:layer="layout" svg:x1="17.6cm" svg:y1="8.1cm" svg:x2="17.6cm" svg:y2="8.5cm">
              <text:p/>
            </draw:line>
            <draw:line draw:style-name="gr2" draw:text-style-name="P1" draw:layer="layout" svg:x1="17.6cm" svg:y1="8.6cm" svg:x2="17.6cm" svg:y2="9cm">
              <text:p/>
            </draw:line>
            <draw:line draw:style-name="gr2" draw:text-style-name="P1" draw:layer="layout" svg:x1="17.6cm" svg:y1="8.8cm" svg:x2="18cm" svg:y2="8.8cm">
              <text:p/>
            </draw:line>
            <draw:line draw:style-name="gr2" draw:text-style-name="P1" draw:layer="layout" svg:x1="17.6cm" svg:y1="8.3cm" svg:x2="18cm" svg:y2="8.3cm">
              <text:p/>
            </draw:line>
            <draw:line draw:style-name="gr2" draw:text-style-name="P1" draw:layer="layout" svg:x1="18cm" svg:y1="9.3cm" svg:x2="18cm" svg:y2="8.3cm">
              <text:p/>
            </draw:line>
            <draw:line draw:style-name="gr2" draw:text-style-name="P1" draw:layer="layout" svg:x1="17.6cm" svg:y1="7.8cm" svg:x2="18cm" svg:y2="7.8cm">
              <text:p/>
            </draw:line>
            <draw:line draw:style-name="gr2" draw:text-style-name="P1" draw:layer="layout" svg:x1="18cm" svg:y1="7.8cm" svg:x2="18cm" svg:y2="7.3cm">
              <text:p/>
            </draw:line>
            <draw:line draw:style-name="gr2" draw:text-style-name="P1" draw:layer="layout" svg:x1="17cm" svg:y1="8.8cm" svg:x2="17.4cm" svg:y2="8.8cm">
              <text:p/>
            </draw:line>
            <draw:custom-shape draw:style-name="gr23" draw:text-style-name="P2" draw:layer="layout" svg:width="0.2cm" svg:height="0.2cm" draw:transform="rotate (1.5707963267949) translate (17.7cm 8.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8.8cm" svg:x2="18cm" svg:y2="8.8cm">
            <text:p/>
          </draw:line>
        </draw:g>
        <draw:g>
          <draw:line draw:style-name="gr2" draw:text-style-name="P1" draw:layer="layout" svg:x1="15.4cm" svg:y1="8.8cm" svg:x2="15.4cm" svg:y2="7.8cm">
            <text:p/>
          </draw:line>
          <draw:line draw:style-name="gr2" draw:text-style-name="P1" draw:layer="layout" svg:x1="15.6cm" svg:y1="9cm" svg:x2="15.6cm" svg:y2="8.6cm">
            <text:p/>
          </draw:line>
          <draw:line draw:style-name="gr2" draw:text-style-name="P1" draw:layer="layout" svg:x1="15.6cm" svg:y1="8.5cm" svg:x2="15.6cm" svg:y2="8.1cm">
            <text:p/>
          </draw:line>
          <draw:line draw:style-name="gr2" draw:text-style-name="P1" draw:layer="layout" svg:x1="15.6cm" svg:y1="8cm" svg:x2="15.6cm" svg:y2="7.6cm">
            <text:p/>
          </draw:line>
          <draw:line draw:style-name="gr2" draw:text-style-name="P1" draw:layer="layout" svg:x1="15.6cm" svg:y1="7.8cm" svg:x2="16cm" svg:y2="7.8cm">
            <text:p/>
          </draw:line>
          <draw:line draw:style-name="gr2" draw:text-style-name="P1" draw:layer="layout" svg:x1="15.6cm" svg:y1="8.3cm" svg:x2="16cm" svg:y2="8.3cm">
            <text:p/>
          </draw:line>
          <draw:line draw:style-name="gr2" draw:text-style-name="P1" draw:layer="layout" svg:x1="16cm" svg:y1="7.3cm" svg:x2="16cm" svg:y2="8.3cm">
            <text:p/>
          </draw:line>
          <draw:line draw:style-name="gr2" draw:text-style-name="P1" draw:layer="layout" svg:x1="15.6cm" svg:y1="8.8cm" svg:x2="16cm" svg:y2="8.8cm">
            <text:p/>
          </draw:line>
          <draw:line draw:style-name="gr2" draw:text-style-name="P1" draw:layer="layout" svg:x1="16cm" svg:y1="8.8cm" svg:x2="16cm" svg:y2="9.3cm">
            <text:p/>
          </draw:line>
          <draw:line draw:style-name="gr2" draw:text-style-name="P1" draw:layer="layout" svg:x1="15cm" svg:y1="8.8cm" svg:x2="15.4cm" svg:y2="8.8cm">
            <text:p/>
          </draw:line>
          <draw:custom-shape draw:style-name="gr23" draw:text-style-name="P2" draw:layer="layout" svg:width="0.2cm" svg:height="0.2cm" draw:transform="rotate (1.5707963267949) translate (15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8.6cm" svg:x2="20.3cm" svg:y2="8cm">
              <text:p/>
            </draw:line>
            <draw:custom-shape draw:style-name="gr67" draw:text-style-name="P20" draw:layer="layout" svg:width="0.2cm" svg:height="0.12cm" svg:x="20.2cm" svg:y="8.2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8.24cm" svg:x2="20.4cm" svg:y2="8.24cm">
              <text:p/>
            </draw:line>
            <draw:line draw:style-name="gr2" draw:text-style-name="P1" draw:layer="layout" svg:x1="20.3cm" svg:y1="8cm" svg:x2="20.3cm" svg:y2="7.8cm">
              <text:p/>
            </draw:line>
            <draw:line draw:style-name="gr2" draw:text-style-name="P1" draw:layer="layout" svg:x1="20.3cm" svg:y1="8.8cm" svg:x2="20.3cm" svg:y2="8.6cm">
              <text:p/>
            </draw:line>
            <draw:line draw:style-name="gr2" draw:text-style-name="P1" draw:layer="layout" svg:x1="20.3cm" svg:y1="7.8cm" svg:x2="20cm" svg:y2="7.8cm">
              <text:p/>
            </draw:line>
            <draw:line draw:style-name="gr2" draw:text-style-name="P1" draw:layer="layout" svg:x1="20.3cm" svg:y1="8.8cm" svg:x2="20cm" svg:y2="8.8cm">
              <text:p/>
            </draw:line>
          </draw:g>
          <draw:line draw:style-name="gr2" draw:text-style-name="P1" draw:layer="layout" svg:x1="19.4cm" svg:y1="8.8cm" svg:x2="19.4cm" svg:y2="7.8cm">
            <text:p/>
          </draw:line>
          <draw:line draw:style-name="gr2" draw:text-style-name="P1" draw:layer="layout" svg:x1="19.6cm" svg:y1="9cm" svg:x2="19.6cm" svg:y2="8.6cm">
            <text:p/>
          </draw:line>
          <draw:line draw:style-name="gr2" draw:text-style-name="P1" draw:layer="layout" svg:x1="19.6cm" svg:y1="8.5cm" svg:x2="19.6cm" svg:y2="8.1cm">
            <text:p/>
          </draw:line>
          <draw:line draw:style-name="gr2" draw:text-style-name="P1" draw:layer="layout" svg:x1="19.6cm" svg:y1="8cm" svg:x2="19.6cm" svg:y2="7.6cm">
            <text:p/>
          </draw:line>
          <draw:line draw:style-name="gr2" draw:text-style-name="P1" draw:layer="layout" svg:x1="19.6cm" svg:y1="7.8cm" svg:x2="20cm" svg:y2="7.8cm">
            <text:p/>
          </draw:line>
          <draw:line draw:style-name="gr2" draw:text-style-name="P1" draw:layer="layout" svg:x1="19.6cm" svg:y1="8.3cm" svg:x2="20cm" svg:y2="8.3cm">
            <text:p/>
          </draw:line>
          <draw:line draw:style-name="gr2" draw:text-style-name="P1" draw:layer="layout" svg:x1="20cm" svg:y1="7.3cm" svg:x2="20cm" svg:y2="8.3cm">
            <text:p/>
          </draw:line>
          <draw:line draw:style-name="gr2" draw:text-style-name="P1" draw:layer="layout" svg:x1="19.6cm" svg:y1="8.8cm" svg:x2="20cm" svg:y2="8.8cm">
            <text:p/>
          </draw:line>
          <draw:line draw:style-name="gr2" draw:text-style-name="P1" draw:layer="layout" svg:x1="20cm" svg:y1="8.8cm" svg:x2="20cm" svg:y2="9.3cm">
            <text:p/>
          </draw:line>
          <draw:line draw:style-name="gr2" draw:text-style-name="P1" draw:layer="layout" svg:x1="19cm" svg:y1="8.8cm" svg:x2="19.4cm" svg:y2="8.8cm">
            <text:p/>
          </draw:line>
          <draw:custom-shape draw:style-name="gr23" draw:text-style-name="P2" draw:layer="layout" svg:width="0.2cm" svg:height="0.2cm" draw:transform="rotate (1.5707963267949) translate (19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9.5cm" svg:y1="5.6cm" svg:x2="19.5cm" svg:y2="6.2cm">
            <text:p/>
          </draw:line>
          <draw:line draw:style-name="gr2" draw:text-style-name="P1" draw:layer="layout" svg:x1="19.5cm" svg:y1="5.7cm" svg:x2="20cm" svg:y2="5.4cm">
            <text:p/>
          </draw:line>
          <draw:line draw:style-name="gr2" draw:text-style-name="P1" draw:layer="layout" svg:x1="19.5cm" svg:y1="6.1cm" svg:x2="20cm" svg:y2="6.4cm">
            <text:p/>
          </draw:line>
          <draw:line draw:style-name="gr2" draw:text-style-name="P1" draw:layer="layout" svg:x1="19cm" svg:y1="5.9cm" svg:x2="19.5cm" svg:y2="5.9cm">
            <text:p/>
          </draw:line>
          <draw:custom-shape draw:style-name="gr28" draw:text-style-name="P6" draw:layer="layout" svg:width="1cm" svg:height="1cm" svg:x="19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cm" svg:y1="4.9cm" svg:x2="20cm" svg:y2="5.4cm">
            <text:p/>
          </draw:line>
          <draw:line draw:style-name="gr2" draw:text-style-name="P1" draw:layer="layout" svg:x1="20cm" svg:y1="6.4cm" svg:x2="20cm" svg:y2="6.9cm">
            <text:p/>
          </draw:line>
          <draw:custom-shape draw:style-name="gr23" draw:text-style-name="P2" draw:layer="layout" svg:width="0.2cm" svg:height="0.2cm" draw:transform="rotate (-0.99413954193597) translate (19.767cm 5.40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11.1cm" svg:x2="20.3cm" svg:y2="10.5cm">
              <text:p/>
            </draw:line>
            <draw:custom-shape draw:style-name="gr67" draw:text-style-name="P20" draw:layer="layout" svg:width="0.2cm" svg:height="0.12cm" svg:x="20.2cm" svg:y="10.7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10.74cm" svg:x2="20.4cm" svg:y2="10.74cm">
              <text:p/>
            </draw:line>
            <draw:line draw:style-name="gr2" draw:text-style-name="P1" draw:layer="layout" svg:x1="20.3cm" svg:y1="10.5cm" svg:x2="20.3cm" svg:y2="10.3cm">
              <text:p/>
            </draw:line>
            <draw:line draw:style-name="gr2" draw:text-style-name="P1" draw:layer="layout" svg:x1="20.3cm" svg:y1="11.3cm" svg:x2="20.3cm" svg:y2="11.1cm">
              <text:p/>
            </draw:line>
            <draw:line draw:style-name="gr2" draw:text-style-name="P1" draw:layer="layout" svg:x1="20.3cm" svg:y1="10.3cm" svg:x2="20cm" svg:y2="10.3cm">
              <text:p/>
            </draw:line>
            <draw:line draw:style-name="gr2" draw:text-style-name="P1" draw:layer="layout" svg:x1="20.3cm" svg:y1="11.3cm" svg:x2="20cm" svg:y2="11.3cm">
              <text:p/>
            </draw:line>
          </draw:g>
          <draw:line draw:style-name="gr2" draw:text-style-name="P1" draw:layer="layout" svg:x1="19.4cm" svg:y1="11.3cm" svg:x2="19.4cm" svg:y2="10.3cm">
            <text:p/>
          </draw:line>
          <draw:line draw:style-name="gr2" draw:text-style-name="P1" draw:layer="layout" svg:x1="19.6cm" svg:y1="11.5cm" svg:x2="19.6cm" svg:y2="10.1cm">
            <text:p/>
          </draw:line>
          <draw:line draw:style-name="gr2" draw:text-style-name="P1" draw:layer="layout" svg:x1="19.6cm" svg:y1="10.3cm" svg:x2="20cm" svg:y2="10.3cm">
            <text:p/>
          </draw:line>
          <draw:line draw:style-name="gr2" draw:text-style-name="P1" draw:layer="layout" svg:x1="19.6cm" svg:y1="10.8cm" svg:x2="20cm" svg:y2="10.8cm">
            <text:p/>
          </draw:line>
          <draw:line draw:style-name="gr2" draw:text-style-name="P1" draw:layer="layout" svg:x1="20cm" svg:y1="9.8cm" svg:x2="20cm" svg:y2="10.8cm">
            <text:p/>
          </draw:line>
          <draw:line draw:style-name="gr2" draw:text-style-name="P1" draw:layer="layout" svg:x1="19.6cm" svg:y1="11.3cm" svg:x2="20cm" svg:y2="11.3cm">
            <text:p/>
          </draw:line>
          <draw:line draw:style-name="gr2" draw:text-style-name="P1" draw:layer="layout" svg:x1="20cm" svg:y1="11.3cm" svg:x2="20cm" svg:y2="11.8cm">
            <text:p/>
          </draw:line>
          <draw:line draw:style-name="gr2" draw:text-style-name="P1" draw:layer="layout" svg:x1="19cm" svg:y1="11.3cm" svg:x2="19.4cm" svg:y2="11.3cm">
            <text:p/>
          </draw:line>
          <draw:custom-shape draw:style-name="gr23" draw:text-style-name="P2" draw:layer="layout" svg:width="0.2cm" svg:height="0.2cm" draw:transform="rotate (1.5707963267949) translate (19.7cm 10.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11.1cm" svg:x2="18.3cm" svg:y2="10.5cm">
            <text:p/>
          </draw:line>
          <draw:custom-shape draw:style-name="gr67" draw:text-style-name="P20" draw:layer="layout" svg:width="0.2cm" svg:height="0.12cm" svg:x="18.2cm" svg:y="10.7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10.74cm" svg:x2="18.4cm" svg:y2="10.74cm">
            <text:p/>
          </draw:line>
          <draw:line draw:style-name="gr2" draw:text-style-name="P1" draw:layer="layout" svg:x1="18.3cm" svg:y1="10.5cm" svg:x2="18.3cm" svg:y2="10.3cm">
            <text:p/>
          </draw:line>
          <draw:line draw:style-name="gr2" draw:text-style-name="P1" draw:layer="layout" svg:x1="18.3cm" svg:y1="11.3cm" svg:x2="18.3cm" svg:y2="11.1cm">
            <text:p/>
          </draw:line>
          <draw:line draw:style-name="gr2" draw:text-style-name="P1" draw:layer="layout" svg:x1="18.3cm" svg:y1="10.3cm" svg:x2="18cm" svg:y2="10.3cm">
            <text:p/>
          </draw:line>
          <draw:g>
            <draw:line draw:style-name="gr2" draw:text-style-name="P1" draw:layer="layout" svg:x1="17.4cm" svg:y1="10.3cm" svg:x2="17.4cm" svg:y2="11.3cm">
              <text:p/>
            </draw:line>
            <draw:line draw:style-name="gr2" draw:text-style-name="P1" draw:layer="layout" svg:x1="17.6cm" svg:y1="10.1cm" svg:x2="17.6cm" svg:y2="11.5cm">
              <text:p/>
            </draw:line>
            <draw:line draw:style-name="gr2" draw:text-style-name="P1" draw:layer="layout" svg:x1="17.6cm" svg:y1="11.3cm" svg:x2="18cm" svg:y2="11.3cm">
              <text:p/>
            </draw:line>
            <draw:line draw:style-name="gr2" draw:text-style-name="P1" draw:layer="layout" svg:x1="17.6cm" svg:y1="10.8cm" svg:x2="18cm" svg:y2="10.8cm">
              <text:p/>
            </draw:line>
            <draw:line draw:style-name="gr2" draw:text-style-name="P1" draw:layer="layout" svg:x1="18cm" svg:y1="11.8cm" svg:x2="18cm" svg:y2="10.8cm">
              <text:p/>
            </draw:line>
            <draw:line draw:style-name="gr2" draw:text-style-name="P1" draw:layer="layout" svg:x1="17.6cm" svg:y1="10.3cm" svg:x2="18cm" svg:y2="10.3cm">
              <text:p/>
            </draw:line>
            <draw:line draw:style-name="gr2" draw:text-style-name="P1" draw:layer="layout" svg:x1="18cm" svg:y1="10.3cm" svg:x2="18cm" svg:y2="9.8cm">
              <text:p/>
            </draw:line>
            <draw:line draw:style-name="gr2" draw:text-style-name="P1" draw:layer="layout" svg:x1="17cm" svg:y1="11.3cm" svg:x2="17.4cm" svg:y2="11.3cm">
              <text:p/>
            </draw:line>
            <draw:custom-shape draw:style-name="gr23" draw:text-style-name="P2" draw:layer="layout" svg:width="0.2cm" svg:height="0.2cm" draw:transform="rotate (1.5707963267949) translate (17.7cm 10.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11.3cm" svg:x2="18cm" svg:y2="11.3cm">
            <text:p/>
          </draw:line>
        </draw:g>
        <draw:g>
          <draw:line draw:style-name="gr2" draw:text-style-name="P1" draw:layer="layout" svg:x1="13.4cm" svg:y1="10.3cm" svg:x2="13.4cm" svg:y2="11.3cm">
            <text:p/>
          </draw:line>
          <draw:line draw:style-name="gr2" draw:text-style-name="P1" draw:layer="layout" svg:x1="13.6cm" svg:y1="10.1cm" svg:x2="13.6cm" svg:y2="11.5cm">
            <text:p/>
          </draw:line>
          <draw:line draw:style-name="gr2" draw:text-style-name="P1" draw:layer="layout" svg:x1="13.6cm" svg:y1="11.3cm" svg:x2="14cm" svg:y2="11.3cm">
            <text:p/>
          </draw:line>
          <draw:line draw:style-name="gr2" draw:text-style-name="P1" draw:layer="layout" svg:x1="14cm" svg:y1="11.8cm" svg:x2="14cm" svg:y2="11.3cm">
            <text:p/>
          </draw:line>
          <draw:line draw:style-name="gr2" draw:text-style-name="P1" draw:layer="layout" svg:x1="13.6cm" svg:y1="10.3cm" svg:x2="14cm" svg:y2="10.3cm">
            <text:p/>
          </draw:line>
          <draw:line draw:style-name="gr2" draw:text-style-name="P1" draw:layer="layout" svg:x1="14cm" svg:y1="10.3cm" svg:x2="14cm" svg:y2="9.8cm">
            <text:p/>
          </draw:line>
          <draw:line draw:style-name="gr2" draw:text-style-name="P1" draw:layer="layout" svg:x1="13cm" svg:y1="10.8cm" svg:x2="13.4cm" svg:y2="10.8cm">
            <text:p/>
          </draw:line>
          <draw:custom-shape draw:style-name="gr23" draw:text-style-name="P2" draw:layer="layout" svg:width="0.2cm" svg:height="0.2cm" draw:transform="rotate (-1.5707963267949) translate (14cm 11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5.4cm" svg:y1="10.3cm" svg:x2="15.4cm" svg:y2="11.3cm">
            <text:p/>
          </draw:line>
          <draw:line draw:style-name="gr2" draw:text-style-name="P1" draw:layer="layout" svg:x1="15.6cm" svg:y1="10.1cm" svg:x2="15.6cm" svg:y2="11.5cm">
            <text:p/>
          </draw:line>
          <draw:line draw:style-name="gr2" draw:text-style-name="P1" draw:layer="layout" svg:x1="15.6cm" svg:y1="11.3cm" svg:x2="16cm" svg:y2="11.3cm">
            <text:p/>
          </draw:line>
          <draw:line draw:style-name="gr2" draw:text-style-name="P1" draw:layer="layout" svg:x1="16cm" svg:y1="11.8cm" svg:x2="16cm" svg:y2="11.3cm">
            <text:p/>
          </draw:line>
          <draw:line draw:style-name="gr2" draw:text-style-name="P1" draw:layer="layout" svg:x1="15.6cm" svg:y1="10.3cm" svg:x2="16cm" svg:y2="10.3cm">
            <text:p/>
          </draw:line>
          <draw:line draw:style-name="gr2" draw:text-style-name="P1" draw:layer="layout" svg:x1="16cm" svg:y1="10.3cm" svg:x2="16cm" svg:y2="9.8cm">
            <text:p/>
          </draw:line>
          <draw:line draw:style-name="gr2" draw:text-style-name="P1" draw:layer="layout" svg:x1="15cm" svg:y1="10.8cm" svg:x2="15.4cm" svg:y2="10.8cm">
            <text:p/>
          </draw:line>
          <draw:custom-shape draw:style-name="gr23" draw:text-style-name="P2" draw:layer="layout" svg:width="0.2cm" svg:height="0.2cm" draw:transform="rotate (-1.5707963267949) translate (15.8cm 10.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7.5cm" svg:y1="5.6cm" svg:x2="17.5cm" svg:y2="6.2cm">
            <text:p/>
          </draw:line>
          <draw:line draw:style-name="gr2" draw:text-style-name="P1" draw:layer="layout" svg:x1="17.5cm" svg:y1="5.7cm" svg:x2="18cm" svg:y2="5.4cm">
            <text:p/>
          </draw:line>
          <draw:line draw:style-name="gr2" draw:text-style-name="P1" draw:layer="layout" svg:x1="17.5cm" svg:y1="6.1cm" svg:x2="18cm" svg:y2="6.4cm">
            <text:p/>
          </draw:line>
          <draw:line draw:style-name="gr2" draw:text-style-name="P1" draw:layer="layout" svg:x1="17cm" svg:y1="5.9cm" svg:x2="17.5cm" svg:y2="5.9cm">
            <text:p/>
          </draw:line>
          <draw:custom-shape draw:style-name="gr28" draw:text-style-name="P6" draw:layer="layout" svg:width="1cm" svg:height="1cm" svg:x="17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8cm" svg:y1="4.9cm" svg:x2="18cm" svg:y2="5.4cm">
            <text:p/>
          </draw:line>
          <draw:line draw:style-name="gr2" draw:text-style-name="P1" draw:layer="layout" svg:x1="18cm" svg:y1="6.4cm" svg:x2="18cm" svg:y2="6.9cm">
            <text:p/>
          </draw:line>
          <draw:custom-shape draw:style-name="gr23" draw:text-style-name="P2" draw:layer="layout" svg:width="0.2cm" svg:height="0.2cm" draw:transform="rotate (1.03044239037745) translate (17.6cm 6.26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5.5cm" svg:y1="5.6cm" svg:x2="15.5cm" svg:y2="6.2cm">
            <text:p/>
          </draw:line>
          <draw:line draw:style-name="gr2" draw:text-style-name="P1" draw:layer="layout" svg:x1="15.5cm" svg:y1="5.7cm" svg:x2="16cm" svg:y2="5.4cm">
            <text:p/>
          </draw:line>
          <draw:line draw:style-name="gr2" draw:text-style-name="P1" draw:layer="layout" svg:x1="15.5cm" svg:y1="6.1cm" svg:x2="16cm" svg:y2="6.4cm">
            <text:p/>
          </draw:line>
          <draw:line draw:style-name="gr2" draw:text-style-name="P1" draw:layer="layout" svg:x1="15cm" svg:y1="5.9cm" svg:x2="15.5cm" svg:y2="5.9cm">
            <text:p/>
          </draw:line>
          <draw:line draw:style-name="gr2" draw:text-style-name="P1" draw:layer="layout" svg:x1="16cm" svg:y1="4.9cm" svg:x2="16cm" svg:y2="5.4cm">
            <text:p/>
          </draw:line>
          <draw:line draw:style-name="gr2" draw:text-style-name="P1" draw:layer="layout" svg:x1="16cm" svg:y1="6.4cm" svg:x2="16cm" svg:y2="6.9cm">
            <text:p/>
          </draw:line>
          <draw:custom-shape draw:style-name="gr23" draw:text-style-name="P2" draw:layer="layout" svg:width="0.2cm" svg:height="0.2cm" draw:transform="rotate (-0.99413954193597) translate (15.773cm 5.39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13.5cm" svg:y1="5.6cm" svg:x2="13.5cm" svg:y2="6.2cm">
              <text:p/>
            </draw:line>
            <draw:line draw:style-name="gr2" draw:text-style-name="P1" draw:layer="layout" svg:x1="13.5cm" svg:y1="5.7cm" svg:x2="14cm" svg:y2="5.4cm">
              <text:p/>
            </draw:line>
            <draw:line draw:style-name="gr2" draw:text-style-name="P1" draw:layer="layout" svg:x1="13.5cm" svg:y1="6.1cm" svg:x2="14cm" svg:y2="6.4cm">
              <text:p/>
            </draw:line>
            <draw:line draw:style-name="gr2" draw:text-style-name="P1" draw:layer="layout" svg:x1="13cm" svg:y1="5.9cm" svg:x2="13.5cm" svg:y2="5.9cm">
              <text:p/>
            </draw:line>
            <draw:line draw:style-name="gr2" draw:text-style-name="P1" draw:layer="layout" svg:x1="14cm" svg:y1="4.9cm" svg:x2="14cm" svg:y2="5.4cm">
              <text:p/>
            </draw:line>
            <draw:line draw:style-name="gr2" draw:text-style-name="P1" draw:layer="layout" svg:x1="14cm" svg:y1="6.4cm" svg:x2="14cm" svg:y2="6.9cm">
              <text:p/>
            </draw:line>
            <draw:custom-shape draw:style-name="gr23" draw:text-style-name="P2" draw:layer="layout" svg:width="0.2cm" svg:height="0.2cm" draw:transform="rotate (1.03044239037745) translate (13.626cm 6.268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68" draw:text-style-name="P1" draw:layer="layout" svg:x1="21cm" svg:y1="7cm" svg:x2="12cm" svg:y2="7cm">
          <text:p/>
        </draw:line>
        <draw:g>
          <draw:line draw:style-name="gr2" draw:text-style-name="P1" draw:layer="layout" svg:x1="15.6cm" svg:y1="12.5cm" svg:x2="15.6cm" svg:y2="13.9cm">
            <text:p/>
          </draw:line>
          <draw:line draw:style-name="gr2" draw:text-style-name="P1" draw:layer="layout" svg:x1="15.6cm" svg:y1="13.7cm" svg:x2="16cm" svg:y2="13.7cm">
            <text:p/>
          </draw:line>
          <draw:line draw:style-name="gr2" draw:text-style-name="P1" draw:layer="layout" svg:x1="16cm" svg:y1="14.2cm" svg:x2="16cm" svg:y2="13.7cm">
            <text:p/>
          </draw:line>
          <draw:line draw:style-name="gr2" draw:text-style-name="P1" draw:layer="layout" svg:x1="15.6cm" svg:y1="12.7cm" svg:x2="16cm" svg:y2="12.7cm">
            <text:p/>
          </draw:line>
          <draw:line draw:style-name="gr2" draw:text-style-name="P1" draw:layer="layout" svg:x1="16cm" svg:y1="12.7cm" svg:x2="16cm" svg:y2="12.2cm">
            <text:p/>
          </draw:line>
          <draw:line draw:style-name="gr2" draw:text-style-name="P1" draw:layer="layout" svg:x1="15cm" svg:y1="13.2cm" svg:x2="15.6cm" svg:y2="13.2cm">
            <text:p/>
          </draw:line>
          <draw:custom-shape draw:style-name="gr23" draw:text-style-name="P2" draw:layer="layout" svg:width="0.2cm" svg:height="0.2cm" draw:transform="rotate (-1.5707963267949) translate (15.5cm 13.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9" draw:text-style-name="P22" draw:layer="layout" svg:width="1.298cm" svg:height="0.569cm" svg:x="11.402cm" svg:y="12.9cm">
          <draw:text-box>
            <text:p text:style-name="P21"><text:span text:style-name="T4">JFETs</text:span></text:p>
          </draw:text-box>
        </draw:frame>
        <draw:frame draw:style-name="gr70" draw:text-style-name="P22" draw:layer="layout" svg:width="0.985cm" svg:height="0.489cm" svg:x="15.4cm" svg:y="11.811cm">
          <draw:text-box>
            <text:p text:style-name="P21"><text:span text:style-name="T12">P-Ch</text:span></text:p>
          </draw:text-box>
        </draw:frame>
        <draw:g>
          <draw:line draw:style-name="gr2" draw:text-style-name="P1" draw:layer="layout" svg:x1="13.6cm" svg:y1="12.5cm" svg:x2="13.6cm" svg:y2="13.9cm">
            <text:p/>
          </draw:line>
          <draw:line draw:style-name="gr2" draw:text-style-name="P1" draw:layer="layout" svg:x1="13.6cm" svg:y1="13.7cm" svg:x2="14cm" svg:y2="13.7cm">
            <text:p/>
          </draw:line>
          <draw:line draw:style-name="gr2" draw:text-style-name="P1" draw:layer="layout" svg:x1="14cm" svg:y1="14.2cm" svg:x2="14cm" svg:y2="13.7cm">
            <text:p/>
          </draw:line>
          <draw:line draw:style-name="gr2" draw:text-style-name="P1" draw:layer="layout" svg:x1="13.6cm" svg:y1="12.7cm" svg:x2="14cm" svg:y2="12.7cm">
            <text:p/>
          </draw:line>
          <draw:line draw:style-name="gr2" draw:text-style-name="P1" draw:layer="layout" svg:x1="14cm" svg:y1="12.7cm" svg:x2="14cm" svg:y2="12.2cm">
            <text:p/>
          </draw:line>
          <draw:line draw:style-name="gr2" draw:text-style-name="P1" draw:layer="layout" svg:x1="13cm" svg:y1="13.2cm" svg:x2="13.622cm" svg:y2="13.2cm">
            <text:p/>
          </draw:line>
          <draw:custom-shape draw:style-name="gr23" draw:text-style-name="P2" draw:layer="layout" svg:width="0.2cm" svg:height="0.2cm" draw:transform="rotate (-1.5707963267949) translate (13.5cm 13.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1" draw:text-style-name="P22" draw:layer="layout" svg:width="0.997cm" svg:height="0.489cm" svg:x="13.4cm" svg:y="11.811cm">
          <draw:text-box>
            <text:p text:style-name="P21"><text:span text:style-name="T12">N-Ch</text:span></text:p>
          </draw:text-box>
        </draw:frame>
        <draw:frame draw:style-name="gr72" draw:text-style-name="P7" draw:layer="layout" svg:width="18.659cm" svg:height="3.088cm" svg:x="6.663cm" svg:y="0.811cm">
          <draw:text-box>
            <text:p text:style-name="P23"><text:span text:style-name="T3">TRANSISTORS</text:span></text:p>
          </draw:text-box>
        </draw:frame>
        <draw:frame draw:style-name="gr73" draw:text-style-name="P22" draw:layer="layout" svg:width="2.25cm" svg:height="1.205cm" svg:x="10.85cm" svg:y="8.095cm">
          <draw:text-box>
            <text:p text:style-name="P21"><text:span text:style-name="T4">MOSFETs: </text:span><text:span text:style-name="T4"><text:line-break/></text:span><text:span text:style-name="T4">Enhancement</text:span></text:p>
            <text:p text:style-name="P21"><text:span text:style-name="T4">Mode</text:span></text:p>
          </draw:text-box>
        </draw:frame>
        <draw:frame draw:style-name="gr74" draw:text-style-name="P22" draw:layer="layout" svg:width="1.882cm" svg:height="1.205cm" svg:x="11.018cm" svg:y="10.195cm">
          <draw:text-box>
            <text:p text:style-name="P21"><text:span text:style-name="T13">MOSFETs:</text:span><text:span text:style-name="T13"><text:line-break/></text:span><text:span text:style-name="T13">Depletion</text:span></text:p>
            <text:p text:style-name="P21"><text:span text:style-name="T13">Mode</text:span></text:p>
          </draw:text-box>
        </draw:frame>
        <draw:frame draw:style-name="gr71" draw:text-style-name="P22" draw:layer="layout" svg:width="0.997cm" svg:height="0.489cm" svg:x="13.403cm" svg:y="7cm">
          <draw:text-box>
            <text:p text:style-name="P21"><text:span text:style-name="T12">N-Ch</text:span></text:p>
          </draw:text-box>
        </draw:frame>
        <draw:frame draw:style-name="gr75" draw:text-style-name="P22" draw:layer="layout" svg:width="2.242cm" svg:height="0.489cm" svg:x="16.7cm" svg:y="6.911cm">
          <draw:text-box>
            <text:p text:style-name="P21"><text:span text:style-name="T12">N-Ch (body diode)</text:span></text:p>
          </draw:text-box>
        </draw:frame>
        <draw:frame draw:style-name="gr76" draw:text-style-name="P22" draw:layer="layout" svg:width="2.229cm" svg:height="0.489cm" svg:x="18.758cm" svg:y="6.911cm">
          <draw:text-box>
            <text:p text:style-name="P21"><text:span text:style-name="T12">P-Ch (body diode)</text:span></text:p>
          </draw:text-box>
        </draw:frame>
        <draw:frame draw:style-name="gr70" draw:text-style-name="P22" draw:layer="layout" svg:width="0.985cm" svg:height="0.489cm" svg:x="15.415cm" svg:y="6.9cm">
          <draw:text-box>
            <text:p text:style-name="P21"><text:span text:style-name="T12">P-Ch</text:span></text:p>
          </draw:text-box>
        </draw:frame>
        <draw:frame draw:style-name="gr71" draw:text-style-name="P22" draw:layer="layout" svg:width="0.997cm" svg:height="0.489cm" svg:x="13.4cm" svg:y="9.411cm">
          <draw:text-box>
            <text:p text:style-name="P21"><text:span text:style-name="T12">N-Ch</text:span></text:p>
          </draw:text-box>
        </draw:frame>
        <draw:frame draw:style-name="gr70" draw:text-style-name="P22" draw:layer="layout" svg:width="0.985cm" svg:height="0.489cm" svg:x="15.4cm" svg:y="9.411cm">
          <draw:text-box>
            <text:p text:style-name="P21"><text:span text:style-name="T12">P-Ch</text:span></text:p>
          </draw:text-box>
        </draw:frame>
        <draw:frame draw:style-name="gr75" draw:text-style-name="P22" draw:layer="layout" svg:width="2.242cm" svg:height="0.489cm" svg:x="16.7cm" svg:y="9.4cm">
          <draw:text-box>
            <text:p text:style-name="P21"><text:span text:style-name="T12">N-Ch (body diode)</text:span></text:p>
          </draw:text-box>
        </draw:frame>
        <draw:frame draw:style-name="gr76" draw:text-style-name="P22" draw:layer="layout" svg:width="2.229cm" svg:height="0.489cm" svg:x="18.8cm" svg:y="9.4cm">
          <draw:text-box>
            <text:p text:style-name="P21"><text:span text:style-name="T12">P-Ch (body diode)</text:span></text:p>
          </draw:text-box>
        </draw:frame>
        <draw:frame draw:style-name="gr62" draw:text-style-name="P22" draw:layer="layout" svg:width="0.947cm" svg:height="0.489cm" svg:x="13.4cm" svg:y="4.511cm">
          <draw:text-box>
            <text:p text:style-name="P21"><text:span text:style-name="T12">NPN</text:span></text:p>
          </draw:text-box>
        </draw:frame>
        <draw:frame draw:style-name="gr77" draw:text-style-name="P22" draw:layer="layout" svg:width="0.934cm" svg:height="0.5cm" svg:x="15.453cm" svg:y="4.5cm">
          <draw:text-box>
            <text:p text:style-name="P21"><text:span text:style-name="T12">PNP</text:span></text:p>
          </draw:text-box>
        </draw:frame>
        <draw:frame draw:style-name="gr78" draw:text-style-name="P22" draw:layer="layout" svg:width="2.064cm" svg:height="0.5cm" svg:x="18.8cm" svg:y="4.5cm">
          <draw:text-box>
            <text:p text:style-name="P21"><text:span text:style-name="T12">PNP (with circle)</text:span></text:p>
          </draw:text-box>
        </draw:frame>
        <draw:frame draw:style-name="gr79" draw:text-style-name="P22" draw:layer="layout" svg:width="2.081cm" svg:height="0.489cm" svg:x="16.7cm" svg:y="4.511cm">
          <draw:text-box>
            <text:p text:style-name="P21"><text:span text:style-name="T12">NPN (with circle)</text:span></text:p>
          </draw:text-box>
        </draw:frame>
        <draw:frame draw:style-name="gr80" draw:text-style-name="P25" draw:layer="layout" svg:width="1.124cm" svg:height="0.569cm" svg:x="11.376cm" svg:y="5.6cm">
          <draw:text-box>
            <text:p text:style-name="P24"><text:span text:style-name="T14">BJTs</text:span></text:p>
          </draw:text-box>
        </draw:frame>
        <draw:line draw:style-name="gr68" draw:text-style-name="P1" draw:layer="layout" svg:x1="21cm" svg:y1="9.5cm" svg:x2="12cm" svg:y2="9.5cm">
          <text:p/>
        </draw:line>
        <draw:line draw:style-name="gr68" draw:text-style-name="P1" draw:layer="layout" svg:x1="21cm" svg:y1="11.9cm" svg:x2="12cm" svg:y2="11.9cm">
          <text:p/>
        </draw:line>
        <draw:g>
          <draw:line draw:style-name="gr2" draw:text-style-name="P1" draw:layer="layout" svg:x1="13.4cm" svg:y1="15.1cm" svg:x2="13.4cm" svg:y2="16.1cm">
            <text:p/>
          </draw:line>
          <draw:line draw:style-name="gr2" draw:text-style-name="P1" draw:layer="layout" svg:x1="13.6cm" svg:y1="14.9cm" svg:x2="13.6cm" svg:y2="15.3cm">
            <text:p/>
          </draw:line>
          <draw:line draw:style-name="gr2" draw:text-style-name="P1" draw:layer="layout" svg:x1="13.6cm" svg:y1="15.4cm" svg:x2="13.6cm" svg:y2="15.8cm">
            <text:p/>
          </draw:line>
          <draw:line draw:style-name="gr2" draw:text-style-name="P1" draw:layer="layout" svg:x1="13.6cm" svg:y1="15.9cm" svg:x2="13.6cm" svg:y2="16.3cm">
            <text:p/>
          </draw:line>
          <draw:line draw:style-name="gr2" draw:text-style-name="P1" draw:layer="layout" svg:x1="13.6cm" svg:y1="16.1cm" svg:x2="14cm" svg:y2="16.1cm">
            <text:p/>
          </draw:line>
          <draw:line draw:style-name="gr2" draw:text-style-name="P1" draw:layer="layout" svg:x1="13.6cm" svg:y1="15.6cm" svg:x2="14cm" svg:y2="15.6cm">
            <text:p/>
          </draw:line>
          <draw:line draw:style-name="gr2" draw:text-style-name="P1" draw:layer="layout" svg:x1="14cm" svg:y1="16.6cm" svg:x2="14cm" svg:y2="16.1cm">
            <text:p/>
          </draw:line>
          <draw:line draw:style-name="gr2" draw:text-style-name="P1" draw:layer="layout" svg:x1="13.6cm" svg:y1="15.1cm" svg:x2="14cm" svg:y2="15.1cm">
            <text:p/>
          </draw:line>
          <draw:line draw:style-name="gr2" draw:text-style-name="P1" draw:layer="layout" svg:x1="14cm" svg:y1="15.1cm" svg:x2="14cm" svg:y2="14.6cm">
            <text:p/>
          </draw:line>
          <draw:line draw:style-name="gr2" draw:text-style-name="P1" draw:layer="layout" svg:x1="13cm" svg:y1="16.1cm" svg:x2="13.4cm" svg:y2="16.1cm">
            <text:p/>
          </draw:line>
          <draw:custom-shape draw:style-name="gr23" draw:text-style-name="P2" draw:layer="layout" svg:width="0.2cm" svg:height="0.2cm" draw:transform="rotate (1.5707963267949) translate (13.7cm 15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3" draw:text-style-name="P22" draw:layer="layout" svg:width="2.458cm" svg:height="1.523cm" svg:x="10.6cm" svg:y="14.895cm">
          <draw:text-box>
            <text:p text:style-name="P21"><text:span text:style-name="T4">MOSFETs: </text:span><text:span text:style-name="T4"><text:line-break/></text:span><text:span text:style-name="T4">Enhancement</text:span></text:p>
            <text:p text:style-name="P21"><text:span text:style-name="T4">Mode, No Body</text:span><text:span text:style-name="T4"><text:line-break/></text:span><text:span text:style-name="T4">To Source</text:span></text:p>
          </draw:text-box>
        </draw:frame>
        <draw:frame draw:style-name="gr71" draw:text-style-name="P22" draw:layer="layout" svg:width="0.997cm" svg:height="0.489cm" svg:x="13.4cm" svg:y="14.211cm">
          <draw:text-box>
            <text:p text:style-name="P21"><text:span text:style-name="T12">N-Ch</text:span></text:p>
          </draw:text-box>
        </draw:frame>
        <draw:g>
          <draw:line draw:style-name="gr2" draw:text-style-name="P1" draw:layer="layout" svg:x1="15.4cm" svg:y1="16.1cm" svg:x2="15.4cm" svg:y2="15.1cm">
            <text:p/>
          </draw:line>
          <draw:line draw:style-name="gr2" draw:text-style-name="P1" draw:layer="layout" svg:x1="15.6cm" svg:y1="16.3cm" svg:x2="15.6cm" svg:y2="15.9cm">
            <text:p/>
          </draw:line>
          <draw:line draw:style-name="gr2" draw:text-style-name="P1" draw:layer="layout" svg:x1="15.6cm" svg:y1="15.8cm" svg:x2="15.6cm" svg:y2="15.4cm">
            <text:p/>
          </draw:line>
          <draw:line draw:style-name="gr2" draw:text-style-name="P1" draw:layer="layout" svg:x1="15.6cm" svg:y1="15.3cm" svg:x2="15.6cm" svg:y2="14.9cm">
            <text:p/>
          </draw:line>
          <draw:line draw:style-name="gr2" draw:text-style-name="P1" draw:layer="layout" svg:x1="15.6cm" svg:y1="15.1cm" svg:x2="16cm" svg:y2="15.1cm">
            <text:p/>
          </draw:line>
          <draw:line draw:style-name="gr2" draw:text-style-name="P1" draw:layer="layout" svg:x1="15.6cm" svg:y1="15.6cm" svg:x2="16cm" svg:y2="15.6cm">
            <text:p/>
          </draw:line>
          <draw:line draw:style-name="gr2" draw:text-style-name="P1" draw:layer="layout" svg:x1="16cm" svg:y1="14.6cm" svg:x2="16cm" svg:y2="15.1cm">
            <text:p/>
          </draw:line>
          <draw:line draw:style-name="gr2" draw:text-style-name="P1" draw:layer="layout" svg:x1="15.6cm" svg:y1="16.1cm" svg:x2="16cm" svg:y2="16.1cm">
            <text:p/>
          </draw:line>
          <draw:line draw:style-name="gr2" draw:text-style-name="P1" draw:layer="layout" svg:x1="16cm" svg:y1="16.1cm" svg:x2="16cm" svg:y2="16.6cm">
            <text:p/>
          </draw:line>
          <draw:line draw:style-name="gr2" draw:text-style-name="P1" draw:layer="layout" svg:x1="15cm" svg:y1="16.1cm" svg:x2="15.4cm" svg:y2="16.1cm">
            <text:p/>
          </draw:line>
          <draw:custom-shape draw:style-name="gr23" draw:text-style-name="P2" draw:layer="layout" svg:width="0.2cm" svg:height="0.2cm" draw:transform="rotate (1.5707963267949) translate (15.7cm 15.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1" draw:text-style-name="P22" draw:layer="layout" svg:width="0.997cm" svg:height="0.489cm" svg:x="15.4cm" svg:y="14.2cm">
          <draw:text-box>
            <text:p text:style-name="P21"><text:span text:style-name="T12">P-Ch</text:span></text:p>
          </draw:text-box>
        </draw:frame>
      </draw:page>
      <draw:page draw:name="page4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81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82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11.5cm" svg:x2="4.6cm" svg:y2="13.5cm">
            <text:p/>
          </draw:line>
          <draw:line draw:style-name="gr2" draw:text-style-name="P1" draw:layer="layout" svg:x1="5.6cm" svg:y1="11.5cm" svg:x2="5.6cm" svg:y2="13.5cm">
            <text:p/>
          </draw:line>
          <draw:line draw:style-name="gr2" draw:text-style-name="P1" draw:layer="layout" svg:x1="4.6cm" svg:y1="11.5cm" svg:x2="5.6cm" svg:y2="11.5cm">
            <text:p/>
          </draw:line>
          <draw:line draw:style-name="gr2" draw:text-style-name="P1" draw:layer="layout" svg:x1="4.6cm" svg:y1="13.5cm" svg:x2="5.6cm" svg:y2="13.5cm">
            <text:p/>
          </draw:line>
          <draw:line draw:style-name="gr2" draw:text-style-name="P1" draw:layer="layout" svg:x1="5.2cm" svg:y1="13cm" svg:x2="6cm" svg:y2="13cm">
            <text:p/>
          </draw:line>
          <draw:custom-shape draw:style-name="gr33" draw:text-style-name="P12" draw:layer="layout" svg:width="0.2cm" svg:height="0.2cm" svg:x="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12cm" svg:x2="6cm" svg:y2="12cm">
            <text:p/>
          </draw:line>
          <draw:custom-shape draw:style-name="gr33" draw:text-style-name="P12" draw:layer="layout" svg:width="0.2cm" svg:height="0.2cm" svg:x="5cm" svg:y="1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3" draw:text-style-name="P16" draw:layer="layout" svg:width="1.95cm" svg:height="0.569cm" svg:x="4.014cm" svg:y="10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84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85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86" draw:text-style-name="P6" draw:layer="layout" svg:x1="11cm" svg:y1="10.5cm" svg:x2="10.8cm" svg:y2="10.5cm">
            <text:p/>
          </draw:line>
          <draw:line draw:style-name="gr86" draw:text-style-name="P6" draw:layer="layout" svg:x1="11cm" svg:y1="10cm" svg:x2="10.8cm" svg:y2="10cm">
            <text:p/>
          </draw:line>
          <draw:line draw:style-name="gr86" draw:text-style-name="P6" draw:layer="layout" svg:x1="11cm" svg:y1="9.1cm" svg:x2="10.8cm" svg:y2="9.1cm">
            <text:p/>
          </draw:line>
          <draw:line draw:style-name="gr86" draw:text-style-name="P6" draw:layer="layout" svg:x1="11cm" svg:y1="9cm" svg:x2="10.8cm" svg:y2="9cm">
            <text:p/>
          </draw:line>
          <draw:line draw:style-name="gr86" draw:text-style-name="P6" draw:layer="layout" svg:x1="11cm" svg:y1="9.3cm" svg:x2="10.8cm" svg:y2="9.3cm">
            <text:p/>
          </draw:line>
          <draw:line draw:style-name="gr86" draw:text-style-name="P6" draw:layer="layout" svg:x1="11cm" svg:y1="9.6cm" svg:x2="10.8cm" svg:y2="9.6cm">
            <text:p/>
          </draw:line>
          <draw:line draw:style-name="gr86" draw:text-style-name="P6" draw:layer="layout" svg:x1="11cm" svg:y1="8.5cm" svg:x2="10.8cm" svg:y2="8.5cm">
            <text:p/>
          </draw:line>
          <draw:line draw:style-name="gr86" draw:text-style-name="P6" draw:layer="layout" svg:x1="11cm" svg:y1="8cm" svg:x2="10.8cm" svg:y2="8cm">
            <text:p/>
          </draw:line>
          <draw:line draw:style-name="gr86" draw:text-style-name="P6" draw:layer="layout" svg:x1="11cm" svg:y1="7.1cm" svg:x2="10.8cm" svg:y2="7.1cm">
            <text:p/>
          </draw:line>
          <draw:line draw:style-name="gr86" draw:text-style-name="P6" draw:layer="layout" svg:x1="11cm" svg:y1="7cm" svg:x2="10.8cm" svg:y2="7cm">
            <text:p/>
          </draw:line>
          <draw:line draw:style-name="gr86" draw:text-style-name="P6" draw:layer="layout" svg:x1="11cm" svg:y1="7.3cm" svg:x2="10.8cm" svg:y2="7.3cm">
            <text:p/>
          </draw:line>
          <draw:line draw:style-name="gr86" draw:text-style-name="P6" draw:layer="layout" svg:x1="11cm" svg:y1="7.6cm" svg:x2="10.8cm" svg:y2="7.6cm">
            <text:p/>
          </draw:line>
          <draw:line draw:style-name="gr86" draw:text-style-name="P6" draw:layer="layout" svg:x1="11cm" svg:y1="6.5cm" svg:x2="10.8cm" svg:y2="6.5cm">
            <text:p/>
          </draw:line>
          <draw:line draw:style-name="gr86" draw:text-style-name="P6" draw:layer="layout" svg:x1="11cm" svg:y1="6cm" svg:x2="10.8cm" svg:y2="6cm">
            <text:p/>
          </draw:line>
          <draw:line draw:style-name="gr86" draw:text-style-name="P6" draw:layer="layout" svg:x1="11cm" svg:y1="5.1cm" svg:x2="10.8cm" svg:y2="5.1cm">
            <text:p/>
          </draw:line>
          <draw:line draw:style-name="gr86" draw:text-style-name="P6" draw:layer="layout" svg:x1="11cm" svg:y1="5cm" svg:x2="10.8cm" svg:y2="5cm">
            <text:p/>
          </draw:line>
          <draw:line draw:style-name="gr86" draw:text-style-name="P6" draw:layer="layout" svg:x1="11cm" svg:y1="5.3cm" svg:x2="10.8cm" svg:y2="5.3cm">
            <text:p/>
          </draw:line>
          <draw:line draw:style-name="gr86" draw:text-style-name="P6" draw:layer="layout" svg:x1="11cm" svg:y1="5.6cm" svg:x2="10.8cm" svg:y2="5.6cm">
            <text:p/>
          </draw:line>
          <draw:line draw:style-name="gr86" draw:text-style-name="P6" draw:layer="layout" svg:x1="11cm" svg:y1="4.5cm" svg:x2="10.8cm" svg:y2="4.5cm">
            <text:p/>
          </draw:line>
          <draw:line draw:style-name="gr86" draw:text-style-name="P6" draw:layer="layout" svg:x1="11cm" svg:y1="4cm" svg:x2="10.8cm" svg:y2="4cm">
            <text:p/>
          </draw:line>
          <draw:line draw:style-name="gr86" draw:text-style-name="P6" draw:layer="layout" svg:x1="11cm" svg:y1="3.3cm" svg:x2="10.8cm" svg:y2="3.3cm">
            <text:p/>
          </draw:line>
          <draw:line draw:style-name="gr86" draw:text-style-name="P6" draw:layer="layout" svg:x1="11cm" svg:y1="3.6cm" svg:x2="10.8cm" svg:y2="3.6cm">
            <text:p/>
          </draw:line>
        </draw:g>
        <draw:g>
          <draw:line draw:style-name="gr86" draw:text-style-name="P6" draw:layer="layout" svg:x1="11.5cm" svg:y1="11cm" svg:x2="11.5cm" svg:y2="11.2cm">
            <text:p/>
          </draw:line>
          <draw:line draw:style-name="gr86" draw:text-style-name="P6" draw:layer="layout" svg:x1="12cm" svg:y1="11cm" svg:x2="12cm" svg:y2="11.2cm">
            <text:p/>
          </draw:line>
          <draw:line draw:style-name="gr86" draw:text-style-name="P6" draw:layer="layout" svg:x1="12.9cm" svg:y1="11cm" svg:x2="12.9cm" svg:y2="11.2cm">
            <text:p/>
          </draw:line>
          <draw:line draw:style-name="gr86" draw:text-style-name="P6" draw:layer="layout" svg:x1="13cm" svg:y1="11cm" svg:x2="13cm" svg:y2="11.2cm">
            <text:p/>
          </draw:line>
          <draw:line draw:style-name="gr86" draw:text-style-name="P6" draw:layer="layout" svg:x1="12.7cm" svg:y1="11cm" svg:x2="12.7cm" svg:y2="11.2cm">
            <text:p/>
          </draw:line>
          <draw:line draw:style-name="gr86" draw:text-style-name="P6" draw:layer="layout" svg:x1="12.4cm" svg:y1="11cm" svg:x2="12.4cm" svg:y2="11.2cm">
            <text:p/>
          </draw:line>
          <draw:line draw:style-name="gr86" draw:text-style-name="P6" draw:layer="layout" svg:x1="13.5cm" svg:y1="11cm" svg:x2="13.5cm" svg:y2="11.2cm">
            <text:p/>
          </draw:line>
          <draw:line draw:style-name="gr86" draw:text-style-name="P6" draw:layer="layout" svg:x1="14cm" svg:y1="11cm" svg:x2="14cm" svg:y2="11.2cm">
            <text:p/>
          </draw:line>
          <draw:line draw:style-name="gr86" draw:text-style-name="P6" draw:layer="layout" svg:x1="14.9cm" svg:y1="11cm" svg:x2="14.9cm" svg:y2="11.2cm">
            <text:p/>
          </draw:line>
          <draw:line draw:style-name="gr86" draw:text-style-name="P6" draw:layer="layout" svg:x1="15cm" svg:y1="11cm" svg:x2="15cm" svg:y2="11.2cm">
            <text:p/>
          </draw:line>
          <draw:line draw:style-name="gr86" draw:text-style-name="P6" draw:layer="layout" svg:x1="14.7cm" svg:y1="11cm" svg:x2="14.7cm" svg:y2="11.2cm">
            <text:p/>
          </draw:line>
          <draw:line draw:style-name="gr86" draw:text-style-name="P6" draw:layer="layout" svg:x1="14.4cm" svg:y1="11cm" svg:x2="14.4cm" svg:y2="11.2cm">
            <text:p/>
          </draw:line>
          <draw:line draw:style-name="gr86" draw:text-style-name="P6" draw:layer="layout" svg:x1="15.5cm" svg:y1="11cm" svg:x2="15.5cm" svg:y2="11.2cm">
            <text:p/>
          </draw:line>
          <draw:line draw:style-name="gr86" draw:text-style-name="P6" draw:layer="layout" svg:x1="16cm" svg:y1="11cm" svg:x2="16cm" svg:y2="11.2cm">
            <text:p/>
          </draw:line>
          <draw:line draw:style-name="gr86" draw:text-style-name="P6" draw:layer="layout" svg:x1="16.9cm" svg:y1="11cm" svg:x2="16.9cm" svg:y2="11.2cm">
            <text:p/>
          </draw:line>
          <draw:line draw:style-name="gr86" draw:text-style-name="P6" draw:layer="layout" svg:x1="17cm" svg:y1="11cm" svg:x2="17cm" svg:y2="11.2cm">
            <text:p/>
          </draw:line>
          <draw:line draw:style-name="gr86" draw:text-style-name="P6" draw:layer="layout" svg:x1="16.7cm" svg:y1="11cm" svg:x2="16.7cm" svg:y2="11.2cm">
            <text:p/>
          </draw:line>
          <draw:line draw:style-name="gr86" draw:text-style-name="P6" draw:layer="layout" svg:x1="16.4cm" svg:y1="11cm" svg:x2="16.4cm" svg:y2="11.2cm">
            <text:p/>
          </draw:line>
          <draw:line draw:style-name="gr86" draw:text-style-name="P6" draw:layer="layout" svg:x1="17.5cm" svg:y1="11cm" svg:x2="17.5cm" svg:y2="11.2cm">
            <text:p/>
          </draw:line>
          <draw:line draw:style-name="gr86" draw:text-style-name="P6" draw:layer="layout" svg:x1="18cm" svg:y1="11cm" svg:x2="18cm" svg:y2="11.2cm">
            <text:p/>
          </draw:line>
          <draw:line draw:style-name="gr86" draw:text-style-name="P6" draw:layer="layout" svg:x1="18.7cm" svg:y1="11cm" svg:x2="18.7cm" svg:y2="11.2cm">
            <text:p/>
          </draw:line>
          <draw:line draw:style-name="gr86" draw:text-style-name="P6" draw:layer="layout" svg:x1="18.4cm" svg:y1="11cm" svg:x2="18.4cm" svg:y2="11.2cm">
            <text:p/>
          </draw:line>
        </draw:g>
        <draw:frame draw:style-name="gr87" draw:text-style-name="P26" draw:layer="layout" svg:width="1.946cm" svg:height="1.205cm" svg:x="3.6cm" svg:y="16.6cm">
          <draw:text-box>
            <text:p text:style-name="P3"><text:span text:style-name="T15">Discharges</text:span><text:span text:style-name="T15"><text:line-break/></text:span><text:span text:style-name="T15">C1 (and C2)</text:span></text:p>
          </draw:text-box>
        </draw:frame>
        <draw:line draw:style-name="gr88" draw:text-style-name="P6" draw:layer="layout" svg:x1="5.3cm" svg:y1="17.1cm" svg:x2="6.6cm" svg:y2="17.5cm">
          <text:p/>
        </draw:line>
        <draw:g>
          <draw:g>
            <draw:line draw:style-name="gr2" draw:text-style-name="P1" draw:layer="layout" svg:x1="2cm" svg:y1="7cm" svg:x2="2.3cm" svg:y2="7cm">
              <text:p/>
            </draw:line>
            <draw:line draw:style-name="gr2" draw:text-style-name="P1" draw:layer="layout" svg:x1="2.3cm" svg:y1="7cm" svg:x2="2.3cm" svg:y2="6.6cm">
              <text:p/>
            </draw:line>
            <draw:line draw:style-name="gr2" draw:text-style-name="P1" draw:layer="layout" svg:x1="2.7cm" svg:y1="7cm" svg:x2="2.7cm" svg:y2="6.6cm">
              <text:p/>
            </draw:line>
            <draw:line draw:style-name="gr2" draw:text-style-name="P1" draw:layer="layout" svg:x1="2.3cm" svg:y1="6.6cm" svg:x2="2.7cm" svg:y2="6.6cm">
              <text:p/>
            </draw:line>
            <draw:line draw:style-name="gr2" draw:text-style-name="P1" draw:layer="layout" svg:x1="2.7cm" svg:y1="7cm" svg:x2="3cm" svg:y2="7cm">
              <text:p/>
            </draw:line>
          </draw:g>
          <draw:g>
            <draw:line draw:style-name="gr2" draw:text-style-name="P1" draw:layer="layout" svg:x1="3cm" svg:y1="7cm" svg:x2="3.3cm" svg:y2="7cm">
              <text:p/>
            </draw:line>
            <draw:line draw:style-name="gr2" draw:text-style-name="P1" draw:layer="layout" svg:x1="3.3cm" svg:y1="7cm" svg:x2="3.3cm" svg:y2="6.6cm">
              <text:p/>
            </draw:line>
            <draw:line draw:style-name="gr2" draw:text-style-name="P1" draw:layer="layout" svg:x1="3.7cm" svg:y1="7cm" svg:x2="3.7cm" svg:y2="6.6cm">
              <text:p/>
            </draw:line>
            <draw:line draw:style-name="gr2" draw:text-style-name="P1" draw:layer="layout" svg:x1="3.3cm" svg:y1="6.6cm" svg:x2="3.7cm" svg:y2="6.6cm">
              <text:p/>
            </draw:line>
            <draw:line draw:style-name="gr2" draw:text-style-name="P1" draw:layer="layout" svg:x1="3.7cm" svg:y1="7cm" svg:x2="4cm" svg:y2="7cm">
              <text:p/>
            </draw:line>
          </draw:g>
        </draw:g>
        <draw:polyline draw:style-name="gr2" draw:text-style-name="P1" draw:layer="layout" svg:width="1.399cm" svg:height="0.399cm" svg:x="2cm" svg:y="8.6cm" svg:viewBox="0 0 1400 400" draw:points="0,400 200,400 200,0 400,0 400,400 600,400 600,0 800,0 800,400 1000,400 1000,0 1200,0 1200,400 1400,400">
          <text:p/>
        </draw:polyline>
        <draw:frame draw:style-name="gr84" draw:text-style-name="P8" draw:layer="layout" svg:width="1.412cm" svg:height="0.569cm" svg:x="9.4cm" svg:y="15.7cm">
          <draw:text-box>
            <text:p><text:span text:style-name="T4">Y Units</text:span></text:p>
          </draw:text-box>
        </draw:frame>
        <draw:frame draw:style-name="gr85" draw:text-style-name="P8" draw:layer="layout" svg:width="1.421cm" svg:height="0.569cm" svg:x="14.6cm" svg:y="20.131cm">
          <draw:text-box>
            <text:p><text:span text:style-name="T4">X Units</text:span></text:p>
          </draw:text-box>
        </draw:frame>
        <draw:g>
          <draw:line draw:style-name="gr2" draw:text-style-name="P1" draw:layer="layout" svg:x1="11cm" svg:y1="12cm" svg:x2="11cm" svg:y2="20cm">
            <text:p/>
          </draw:line>
          <draw:line draw:style-name="gr2" draw:text-style-name="P1" draw:layer="layout" svg:x1="19cm" svg:y1="20cm" svg:x2="11cm" svg:y2="20cm">
            <text:p/>
          </draw:line>
          <draw:line draw:style-name="gr2" draw:text-style-name="P1" draw:layer="layout" svg:x1="19cm" svg:y1="20cm" svg:x2="18.8cm" svg:y2="20.2cm">
            <text:p/>
          </draw:line>
          <draw:line draw:style-name="gr2" draw:text-style-name="P1" draw:layer="layout" svg:x1="19cm" svg:y1="20cm" svg:x2="18.8cm" svg:y2="19.8cm">
            <text:p/>
          </draw:line>
          <draw:line draw:style-name="gr2" draw:text-style-name="P1" draw:layer="layout" svg:x1="11cm" svg:y1="12cm" svg:x2="11.2cm" svg:y2="12.2cm">
            <text:p/>
          </draw:line>
          <draw:line draw:style-name="gr2" draw:text-style-name="P1" draw:layer="layout" svg:x1="11cm" svg:y1="12cm" svg:x2="10.8cm" svg:y2="12.2cm">
            <text:p/>
          </draw:line>
          <draw:line draw:style-name="gr86" draw:text-style-name="P6" draw:layer="layout" svg:x1="12cm" svg:y1="20cm" svg:x2="12cm" svg:y2="20.2cm">
            <text:p/>
          </draw:line>
          <draw:line draw:style-name="gr86" draw:text-style-name="P6" draw:layer="layout" svg:x1="13cm" svg:y1="20cm" svg:x2="13cm" svg:y2="20.2cm">
            <text:p/>
          </draw:line>
          <draw:line draw:style-name="gr86" draw:text-style-name="P6" draw:layer="layout" svg:x1="14cm" svg:y1="20cm" svg:x2="14cm" svg:y2="20.2cm">
            <text:p/>
          </draw:line>
          <draw:line draw:style-name="gr86" draw:text-style-name="P6" draw:layer="layout" svg:x1="15cm" svg:y1="20cm" svg:x2="15cm" svg:y2="20.2cm">
            <text:p/>
          </draw:line>
          <draw:line draw:style-name="gr86" draw:text-style-name="P6" draw:layer="layout" svg:x1="16cm" svg:y1="20cm" svg:x2="16cm" svg:y2="20.2cm">
            <text:p/>
          </draw:line>
          <draw:line draw:style-name="gr86" draw:text-style-name="P6" draw:layer="layout" svg:x1="17cm" svg:y1="20cm" svg:x2="17cm" svg:y2="20.2cm">
            <text:p/>
          </draw:line>
          <draw:line draw:style-name="gr86" draw:text-style-name="P6" draw:layer="layout" svg:x1="18cm" svg:y1="20cm" svg:x2="18cm" svg:y2="20.2cm">
            <text:p/>
          </draw:line>
          <draw:line draw:style-name="gr86" draw:text-style-name="P6" draw:layer="layout" svg:x1="11cm" svg:y1="19cm" svg:x2="10.8cm" svg:y2="19cm">
            <text:p/>
          </draw:line>
          <draw:line draw:style-name="gr86" draw:text-style-name="P6" draw:layer="layout" svg:x1="11cm" svg:y1="18cm" svg:x2="10.8cm" svg:y2="18cm">
            <text:p/>
          </draw:line>
          <draw:line draw:style-name="gr86" draw:text-style-name="P6" draw:layer="layout" svg:x1="11cm" svg:y1="17cm" svg:x2="10.8cm" svg:y2="17cm">
            <text:p/>
          </draw:line>
          <draw:line draw:style-name="gr86" draw:text-style-name="P6" draw:layer="layout" svg:x1="11cm" svg:y1="16cm" svg:x2="10.8cm" svg:y2="16cm">
            <text:p/>
          </draw:line>
          <draw:line draw:style-name="gr86" draw:text-style-name="P6" draw:layer="layout" svg:x1="11cm" svg:y1="14cm" svg:x2="10.8cm" svg:y2="14cm">
            <text:p/>
          </draw:line>
          <draw:line draw:style-name="gr86" draw:text-style-name="P6" draw:layer="layout" svg:x1="11cm" svg:y1="13cm" svg:x2="10.8cm" svg:y2="13cm">
            <text:p/>
          </draw:line>
          <draw:line draw:style-name="gr86" draw:text-style-name="P6" draw:layer="layout" svg:x1="11cm" svg:y1="15cm" svg:x2="10.8cm" svg:y2="15cm">
            <text:p/>
          </draw:line>
        </draw:g>
        <draw:g>
          <draw:line draw:style-name="gr2" draw:text-style-name="P1" draw:layer="layout" svg:x1="2cm" svg:y1="8cm" svg:x2="2.5cm" svg:y2="8cm">
            <text:p/>
          </draw:line>
          <draw:line draw:style-name="gr2" draw:text-style-name="P1" draw:layer="layout" svg:x1="2.5cm" svg:y1="8cm" svg:x2="2.5cm" svg:y2="7.4cm">
            <text:p/>
          </draw:line>
          <draw:line draw:style-name="gr2" draw:text-style-name="P1" draw:layer="layout" svg:x1="2.5cm" svg:y1="7.4cm" svg:x2="3cm" svg:y2="7.4cm">
            <text:p/>
          </draw:line>
          <draw:frame draw:style-name="gr89" draw:text-style-name="P8" draw:layer="layout" svg:width="1.069cm" svg:height="0.569cm" svg:x="1.131cm" svg:y="7.7cm">
            <draw:text-box>
              <text:p><text:span text:style-name="T4">OFF</text:span></text:p>
            </draw:text-box>
          </draw:frame>
          <draw:frame draw:style-name="gr89" draw:text-style-name="P8" draw:layer="layout" svg:width="0.925cm" svg:height="0.569cm" svg:x="1.283cm" svg:y="7.131cm">
            <draw:text-box>
              <text:p><text:span text:style-name="T4">ON</text:span></text:p>
            </draw:text-box>
          </draw:frame>
        </draw:g>
      </draw:page>
      <draw:page draw:name="page5" draw:style-name="dp1" draw:master-page-name="Default">
        <draw:g>
          <draw:line draw:style-name="gr2" draw:text-style-name="P1" draw:layer="layout" svg:x1="13.4cm" svg:y1="7.9cm" svg:x2="13.4cm" svg:y2="8.9cm">
            <text:p/>
          </draw:line>
          <draw:line draw:style-name="gr2" draw:text-style-name="P1" draw:layer="layout" svg:x1="13.6cm" svg:y1="7.7cm" svg:x2="13.6cm" svg:y2="8.1cm">
            <text:p/>
          </draw:line>
          <draw:line draw:style-name="gr2" draw:text-style-name="P1" draw:layer="layout" svg:x1="13.6cm" svg:y1="8.2cm" svg:x2="13.6cm" svg:y2="8.6cm">
            <text:p/>
          </draw:line>
          <draw:line draw:style-name="gr2" draw:text-style-name="P1" draw:layer="layout" svg:x1="13.6cm" svg:y1="8.7cm" svg:x2="13.6cm" svg:y2="9.1cm">
            <text:p/>
          </draw:line>
          <draw:line draw:style-name="gr2" draw:text-style-name="P1" draw:layer="layout" svg:x1="13.6cm" svg:y1="8.9cm" svg:x2="14cm" svg:y2="8.9cm">
            <text:p/>
          </draw:line>
          <draw:line draw:style-name="gr2" draw:text-style-name="P1" draw:layer="layout" svg:x1="13.6cm" svg:y1="8.4cm" svg:x2="14cm" svg:y2="8.4cm">
            <text:p/>
          </draw:line>
          <draw:line draw:style-name="gr2" draw:text-style-name="P1" draw:layer="layout" svg:x1="14cm" svg:y1="9.4cm" svg:x2="14cm" svg:y2="8.4cm">
            <text:p/>
          </draw:line>
          <draw:line draw:style-name="gr2" draw:text-style-name="P1" draw:layer="layout" svg:x1="13.6cm" svg:y1="7.9cm" svg:x2="14cm" svg:y2="7.9cm">
            <text:p/>
          </draw:line>
          <draw:line draw:style-name="gr2" draw:text-style-name="P1" draw:layer="layout" svg:x1="14cm" svg:y1="7.9cm" svg:x2="14cm" svg:y2="7.4cm">
            <text:p/>
          </draw:line>
          <draw:line draw:style-name="gr2" draw:text-style-name="P1" draw:layer="layout" svg:x1="13cm" svg:y1="8.9cm" svg:x2="13.4cm" svg:y2="8.9cm">
            <text:p/>
          </draw:line>
          <draw:custom-shape draw:style-name="gr23" draw:text-style-name="P2" draw:layer="layout" svg:width="0.2cm" svg:height="0.2cm" draw:transform="rotate (1.5707963267949) translate (13.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8.6cm" svg:x2="18.3cm" svg:y2="8cm">
            <text:p/>
          </draw:line>
          <draw:custom-shape draw:style-name="gr67" draw:text-style-name="P20" draw:layer="layout" svg:width="0.2cm" svg:height="0.12cm" svg:x="18.2cm" svg:y="8.2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8.24cm" svg:x2="18.4cm" svg:y2="8.24cm">
            <text:p/>
          </draw:line>
          <draw:line draw:style-name="gr2" draw:text-style-name="P1" draw:layer="layout" svg:x1="18.3cm" svg:y1="8cm" svg:x2="18.3cm" svg:y2="7.8cm">
            <text:p/>
          </draw:line>
          <draw:line draw:style-name="gr2" draw:text-style-name="P1" draw:layer="layout" svg:x1="18.3cm" svg:y1="8.8cm" svg:x2="18.3cm" svg:y2="8.6cm">
            <text:p/>
          </draw:line>
          <draw:line draw:style-name="gr2" draw:text-style-name="P1" draw:layer="layout" svg:x1="18.3cm" svg:y1="7.8cm" svg:x2="18cm" svg:y2="7.8cm">
            <text:p/>
          </draw:line>
          <draw:g>
            <draw:line draw:style-name="gr2" draw:text-style-name="P1" draw:layer="layout" svg:x1="17.4cm" svg:y1="7.8cm" svg:x2="17.4cm" svg:y2="8.8cm">
              <text:p/>
            </draw:line>
            <draw:line draw:style-name="gr2" draw:text-style-name="P1" draw:layer="layout" svg:x1="17.6cm" svg:y1="7.6cm" svg:x2="17.6cm" svg:y2="8cm">
              <text:p/>
            </draw:line>
            <draw:line draw:style-name="gr2" draw:text-style-name="P1" draw:layer="layout" svg:x1="17.6cm" svg:y1="8.1cm" svg:x2="17.6cm" svg:y2="8.5cm">
              <text:p/>
            </draw:line>
            <draw:line draw:style-name="gr2" draw:text-style-name="P1" draw:layer="layout" svg:x1="17.6cm" svg:y1="8.6cm" svg:x2="17.6cm" svg:y2="9cm">
              <text:p/>
            </draw:line>
            <draw:line draw:style-name="gr2" draw:text-style-name="P1" draw:layer="layout" svg:x1="17.6cm" svg:y1="8.8cm" svg:x2="18cm" svg:y2="8.8cm">
              <text:p/>
            </draw:line>
            <draw:line draw:style-name="gr2" draw:text-style-name="P1" draw:layer="layout" svg:x1="17.6cm" svg:y1="8.3cm" svg:x2="18cm" svg:y2="8.3cm">
              <text:p/>
            </draw:line>
            <draw:line draw:style-name="gr2" draw:text-style-name="P1" draw:layer="layout" svg:x1="18cm" svg:y1="9.3cm" svg:x2="18cm" svg:y2="8.3cm">
              <text:p/>
            </draw:line>
            <draw:line draw:style-name="gr2" draw:text-style-name="P1" draw:layer="layout" svg:x1="17.6cm" svg:y1="7.8cm" svg:x2="18cm" svg:y2="7.8cm">
              <text:p/>
            </draw:line>
            <draw:line draw:style-name="gr2" draw:text-style-name="P1" draw:layer="layout" svg:x1="18cm" svg:y1="7.8cm" svg:x2="18cm" svg:y2="7.3cm">
              <text:p/>
            </draw:line>
            <draw:line draw:style-name="gr2" draw:text-style-name="P1" draw:layer="layout" svg:x1="17cm" svg:y1="8.8cm" svg:x2="17.4cm" svg:y2="8.8cm">
              <text:p/>
            </draw:line>
            <draw:custom-shape draw:style-name="gr23" draw:text-style-name="P2" draw:layer="layout" svg:width="0.2cm" svg:height="0.2cm" draw:transform="rotate (1.5707963267949) translate (17.7cm 8.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8.8cm" svg:x2="18cm" svg:y2="8.8cm">
            <text:p/>
          </draw:line>
        </draw:g>
        <draw:g>
          <draw:line draw:style-name="gr2" draw:text-style-name="P1" draw:layer="layout" svg:x1="15.4cm" svg:y1="8.8cm" svg:x2="15.4cm" svg:y2="7.8cm">
            <text:p/>
          </draw:line>
          <draw:line draw:style-name="gr2" draw:text-style-name="P1" draw:layer="layout" svg:x1="15.6cm" svg:y1="9cm" svg:x2="15.6cm" svg:y2="8.6cm">
            <text:p/>
          </draw:line>
          <draw:line draw:style-name="gr2" draw:text-style-name="P1" draw:layer="layout" svg:x1="15.6cm" svg:y1="8.5cm" svg:x2="15.6cm" svg:y2="8.1cm">
            <text:p/>
          </draw:line>
          <draw:line draw:style-name="gr2" draw:text-style-name="P1" draw:layer="layout" svg:x1="15.6cm" svg:y1="8cm" svg:x2="15.6cm" svg:y2="7.6cm">
            <text:p/>
          </draw:line>
          <draw:line draw:style-name="gr2" draw:text-style-name="P1" draw:layer="layout" svg:x1="15.6cm" svg:y1="7.8cm" svg:x2="16cm" svg:y2="7.8cm">
            <text:p/>
          </draw:line>
          <draw:line draw:style-name="gr2" draw:text-style-name="P1" draw:layer="layout" svg:x1="15.6cm" svg:y1="8.3cm" svg:x2="16cm" svg:y2="8.3cm">
            <text:p/>
          </draw:line>
          <draw:line draw:style-name="gr2" draw:text-style-name="P1" draw:layer="layout" svg:x1="16cm" svg:y1="7.3cm" svg:x2="16cm" svg:y2="8.3cm">
            <text:p/>
          </draw:line>
          <draw:line draw:style-name="gr2" draw:text-style-name="P1" draw:layer="layout" svg:x1="15.6cm" svg:y1="8.8cm" svg:x2="16cm" svg:y2="8.8cm">
            <text:p/>
          </draw:line>
          <draw:line draw:style-name="gr2" draw:text-style-name="P1" draw:layer="layout" svg:x1="16cm" svg:y1="8.8cm" svg:x2="16cm" svg:y2="9.3cm">
            <text:p/>
          </draw:line>
          <draw:line draw:style-name="gr2" draw:text-style-name="P1" draw:layer="layout" svg:x1="15cm" svg:y1="8.8cm" svg:x2="15.4cm" svg:y2="8.8cm">
            <text:p/>
          </draw:line>
          <draw:custom-shape draw:style-name="gr23" draw:text-style-name="P2" draw:layer="layout" svg:width="0.2cm" svg:height="0.2cm" draw:transform="rotate (1.5707963267949) translate (15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8.6cm" svg:x2="20.3cm" svg:y2="8cm">
              <text:p/>
            </draw:line>
            <draw:custom-shape draw:style-name="gr67" draw:text-style-name="P20" draw:layer="layout" svg:width="0.2cm" svg:height="0.12cm" svg:x="20.2cm" svg:y="8.2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8.24cm" svg:x2="20.4cm" svg:y2="8.24cm">
              <text:p/>
            </draw:line>
            <draw:line draw:style-name="gr2" draw:text-style-name="P1" draw:layer="layout" svg:x1="20.3cm" svg:y1="8cm" svg:x2="20.3cm" svg:y2="7.8cm">
              <text:p/>
            </draw:line>
            <draw:line draw:style-name="gr2" draw:text-style-name="P1" draw:layer="layout" svg:x1="20.3cm" svg:y1="8.8cm" svg:x2="20.3cm" svg:y2="8.6cm">
              <text:p/>
            </draw:line>
            <draw:line draw:style-name="gr2" draw:text-style-name="P1" draw:layer="layout" svg:x1="20.3cm" svg:y1="7.8cm" svg:x2="20cm" svg:y2="7.8cm">
              <text:p/>
            </draw:line>
            <draw:line draw:style-name="gr2" draw:text-style-name="P1" draw:layer="layout" svg:x1="20.3cm" svg:y1="8.8cm" svg:x2="20cm" svg:y2="8.8cm">
              <text:p/>
            </draw:line>
          </draw:g>
          <draw:line draw:style-name="gr2" draw:text-style-name="P1" draw:layer="layout" svg:x1="19.4cm" svg:y1="8.8cm" svg:x2="19.4cm" svg:y2="7.8cm">
            <text:p/>
          </draw:line>
          <draw:line draw:style-name="gr2" draw:text-style-name="P1" draw:layer="layout" svg:x1="19.6cm" svg:y1="9cm" svg:x2="19.6cm" svg:y2="8.6cm">
            <text:p/>
          </draw:line>
          <draw:line draw:style-name="gr2" draw:text-style-name="P1" draw:layer="layout" svg:x1="19.6cm" svg:y1="8.5cm" svg:x2="19.6cm" svg:y2="8.1cm">
            <text:p/>
          </draw:line>
          <draw:line draw:style-name="gr2" draw:text-style-name="P1" draw:layer="layout" svg:x1="19.6cm" svg:y1="8cm" svg:x2="19.6cm" svg:y2="7.6cm">
            <text:p/>
          </draw:line>
          <draw:line draw:style-name="gr2" draw:text-style-name="P1" draw:layer="layout" svg:x1="19.6cm" svg:y1="7.8cm" svg:x2="20cm" svg:y2="7.8cm">
            <text:p/>
          </draw:line>
          <draw:line draw:style-name="gr2" draw:text-style-name="P1" draw:layer="layout" svg:x1="19.6cm" svg:y1="8.3cm" svg:x2="20cm" svg:y2="8.3cm">
            <text:p/>
          </draw:line>
          <draw:line draw:style-name="gr2" draw:text-style-name="P1" draw:layer="layout" svg:x1="20cm" svg:y1="7.3cm" svg:x2="20cm" svg:y2="8.3cm">
            <text:p/>
          </draw:line>
          <draw:line draw:style-name="gr2" draw:text-style-name="P1" draw:layer="layout" svg:x1="19.6cm" svg:y1="8.8cm" svg:x2="20cm" svg:y2="8.8cm">
            <text:p/>
          </draw:line>
          <draw:line draw:style-name="gr2" draw:text-style-name="P1" draw:layer="layout" svg:x1="20cm" svg:y1="8.8cm" svg:x2="20cm" svg:y2="9.3cm">
            <text:p/>
          </draw:line>
          <draw:line draw:style-name="gr2" draw:text-style-name="P1" draw:layer="layout" svg:x1="19cm" svg:y1="8.8cm" svg:x2="19.4cm" svg:y2="8.8cm">
            <text:p/>
          </draw:line>
          <draw:custom-shape draw:style-name="gr23" draw:text-style-name="P2" draw:layer="layout" svg:width="0.2cm" svg:height="0.2cm" draw:transform="rotate (1.5707963267949) translate (19.7cm 8.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9.5cm" svg:y1="5.6cm" svg:x2="19.5cm" svg:y2="6.2cm">
            <text:p/>
          </draw:line>
          <draw:line draw:style-name="gr2" draw:text-style-name="P1" draw:layer="layout" svg:x1="19.5cm" svg:y1="5.7cm" svg:x2="20cm" svg:y2="5.4cm">
            <text:p/>
          </draw:line>
          <draw:line draw:style-name="gr2" draw:text-style-name="P1" draw:layer="layout" svg:x1="19.5cm" svg:y1="6.1cm" svg:x2="20cm" svg:y2="6.4cm">
            <text:p/>
          </draw:line>
          <draw:line draw:style-name="gr2" draw:text-style-name="P1" draw:layer="layout" svg:x1="19cm" svg:y1="5.9cm" svg:x2="19.5cm" svg:y2="5.9cm">
            <text:p/>
          </draw:line>
          <draw:custom-shape draw:style-name="gr28" draw:text-style-name="P6" draw:layer="layout" svg:width="1cm" svg:height="1cm" svg:x="19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cm" svg:y1="4.9cm" svg:x2="20cm" svg:y2="5.4cm">
            <text:p/>
          </draw:line>
          <draw:line draw:style-name="gr2" draw:text-style-name="P1" draw:layer="layout" svg:x1="20cm" svg:y1="6.4cm" svg:x2="20cm" svg:y2="6.9cm">
            <text:p/>
          </draw:line>
          <draw:custom-shape draw:style-name="gr23" draw:text-style-name="P2" draw:layer="layout" svg:width="0.2cm" svg:height="0.2cm" draw:transform="rotate (-0.99413954193597) translate (19.767cm 5.40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20.3cm" svg:y1="11.1cm" svg:x2="20.3cm" svg:y2="10.5cm">
              <text:p/>
            </draw:line>
            <draw:custom-shape draw:style-name="gr67" draw:text-style-name="P20" draw:layer="layout" svg:width="0.2cm" svg:height="0.12cm" svg:x="20.2cm" svg:y="10.7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20.2cm" svg:y1="10.74cm" svg:x2="20.4cm" svg:y2="10.74cm">
              <text:p/>
            </draw:line>
            <draw:line draw:style-name="gr2" draw:text-style-name="P1" draw:layer="layout" svg:x1="20.3cm" svg:y1="10.5cm" svg:x2="20.3cm" svg:y2="10.3cm">
              <text:p/>
            </draw:line>
            <draw:line draw:style-name="gr2" draw:text-style-name="P1" draw:layer="layout" svg:x1="20.3cm" svg:y1="11.3cm" svg:x2="20.3cm" svg:y2="11.1cm">
              <text:p/>
            </draw:line>
            <draw:line draw:style-name="gr2" draw:text-style-name="P1" draw:layer="layout" svg:x1="20.3cm" svg:y1="10.3cm" svg:x2="20cm" svg:y2="10.3cm">
              <text:p/>
            </draw:line>
            <draw:line draw:style-name="gr2" draw:text-style-name="P1" draw:layer="layout" svg:x1="20.3cm" svg:y1="11.3cm" svg:x2="20cm" svg:y2="11.3cm">
              <text:p/>
            </draw:line>
          </draw:g>
          <draw:line draw:style-name="gr2" draw:text-style-name="P1" draw:layer="layout" svg:x1="19.4cm" svg:y1="11.3cm" svg:x2="19.4cm" svg:y2="10.3cm">
            <text:p/>
          </draw:line>
          <draw:line draw:style-name="gr2" draw:text-style-name="P1" draw:layer="layout" svg:x1="19.6cm" svg:y1="11.5cm" svg:x2="19.6cm" svg:y2="10.1cm">
            <text:p/>
          </draw:line>
          <draw:line draw:style-name="gr2" draw:text-style-name="P1" draw:layer="layout" svg:x1="19.6cm" svg:y1="10.3cm" svg:x2="20cm" svg:y2="10.3cm">
            <text:p/>
          </draw:line>
          <draw:line draw:style-name="gr2" draw:text-style-name="P1" draw:layer="layout" svg:x1="19.6cm" svg:y1="10.8cm" svg:x2="20cm" svg:y2="10.8cm">
            <text:p/>
          </draw:line>
          <draw:line draw:style-name="gr2" draw:text-style-name="P1" draw:layer="layout" svg:x1="20cm" svg:y1="9.8cm" svg:x2="20cm" svg:y2="10.8cm">
            <text:p/>
          </draw:line>
          <draw:line draw:style-name="gr2" draw:text-style-name="P1" draw:layer="layout" svg:x1="19.6cm" svg:y1="11.3cm" svg:x2="20cm" svg:y2="11.3cm">
            <text:p/>
          </draw:line>
          <draw:line draw:style-name="gr2" draw:text-style-name="P1" draw:layer="layout" svg:x1="20cm" svg:y1="11.3cm" svg:x2="20cm" svg:y2="11.8cm">
            <text:p/>
          </draw:line>
          <draw:line draw:style-name="gr2" draw:text-style-name="P1" draw:layer="layout" svg:x1="19cm" svg:y1="11.3cm" svg:x2="19.4cm" svg:y2="11.3cm">
            <text:p/>
          </draw:line>
          <draw:custom-shape draw:style-name="gr23" draw:text-style-name="P2" draw:layer="layout" svg:width="0.2cm" svg:height="0.2cm" draw:transform="rotate (1.5707963267949) translate (19.7cm 10.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8.3cm" svg:y1="11.1cm" svg:x2="18.3cm" svg:y2="10.5cm">
            <text:p/>
          </draw:line>
          <draw:custom-shape draw:style-name="gr67" draw:text-style-name="P20" draw:layer="layout" svg:width="0.2cm" svg:height="0.12cm" svg:x="18.2cm" svg:y="10.7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8.2cm" svg:y1="10.74cm" svg:x2="18.4cm" svg:y2="10.74cm">
            <text:p/>
          </draw:line>
          <draw:line draw:style-name="gr2" draw:text-style-name="P1" draw:layer="layout" svg:x1="18.3cm" svg:y1="10.5cm" svg:x2="18.3cm" svg:y2="10.3cm">
            <text:p/>
          </draw:line>
          <draw:line draw:style-name="gr2" draw:text-style-name="P1" draw:layer="layout" svg:x1="18.3cm" svg:y1="11.3cm" svg:x2="18.3cm" svg:y2="11.1cm">
            <text:p/>
          </draw:line>
          <draw:line draw:style-name="gr2" draw:text-style-name="P1" draw:layer="layout" svg:x1="18.3cm" svg:y1="10.3cm" svg:x2="18cm" svg:y2="10.3cm">
            <text:p/>
          </draw:line>
          <draw:g>
            <draw:line draw:style-name="gr2" draw:text-style-name="P1" draw:layer="layout" svg:x1="17.4cm" svg:y1="10.3cm" svg:x2="17.4cm" svg:y2="11.3cm">
              <text:p/>
            </draw:line>
            <draw:line draw:style-name="gr2" draw:text-style-name="P1" draw:layer="layout" svg:x1="17.6cm" svg:y1="10.1cm" svg:x2="17.6cm" svg:y2="11.5cm">
              <text:p/>
            </draw:line>
            <draw:line draw:style-name="gr2" draw:text-style-name="P1" draw:layer="layout" svg:x1="17.6cm" svg:y1="11.3cm" svg:x2="18cm" svg:y2="11.3cm">
              <text:p/>
            </draw:line>
            <draw:line draw:style-name="gr2" draw:text-style-name="P1" draw:layer="layout" svg:x1="17.6cm" svg:y1="10.8cm" svg:x2="18cm" svg:y2="10.8cm">
              <text:p/>
            </draw:line>
            <draw:line draw:style-name="gr2" draw:text-style-name="P1" draw:layer="layout" svg:x1="18cm" svg:y1="11.8cm" svg:x2="18cm" svg:y2="10.8cm">
              <text:p/>
            </draw:line>
            <draw:line draw:style-name="gr2" draw:text-style-name="P1" draw:layer="layout" svg:x1="17.6cm" svg:y1="10.3cm" svg:x2="18cm" svg:y2="10.3cm">
              <text:p/>
            </draw:line>
            <draw:line draw:style-name="gr2" draw:text-style-name="P1" draw:layer="layout" svg:x1="18cm" svg:y1="10.3cm" svg:x2="18cm" svg:y2="9.8cm">
              <text:p/>
            </draw:line>
            <draw:line draw:style-name="gr2" draw:text-style-name="P1" draw:layer="layout" svg:x1="17cm" svg:y1="11.3cm" svg:x2="17.4cm" svg:y2="11.3cm">
              <text:p/>
            </draw:line>
            <draw:custom-shape draw:style-name="gr23" draw:text-style-name="P2" draw:layer="layout" svg:width="0.2cm" svg:height="0.2cm" draw:transform="rotate (1.5707963267949) translate (17.7cm 10.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8.3cm" svg:y1="11.3cm" svg:x2="18cm" svg:y2="11.3cm">
            <text:p/>
          </draw:line>
        </draw:g>
        <draw:g>
          <draw:line draw:style-name="gr2" draw:text-style-name="P1" draw:layer="layout" svg:x1="13.4cm" svg:y1="10.3cm" svg:x2="13.4cm" svg:y2="11.3cm">
            <text:p/>
          </draw:line>
          <draw:line draw:style-name="gr2" draw:text-style-name="P1" draw:layer="layout" svg:x1="13.6cm" svg:y1="10.1cm" svg:x2="13.6cm" svg:y2="11.5cm">
            <text:p/>
          </draw:line>
          <draw:line draw:style-name="gr2" draw:text-style-name="P1" draw:layer="layout" svg:x1="13.6cm" svg:y1="11.3cm" svg:x2="14cm" svg:y2="11.3cm">
            <text:p/>
          </draw:line>
          <draw:line draw:style-name="gr2" draw:text-style-name="P1" draw:layer="layout" svg:x1="14cm" svg:y1="11.8cm" svg:x2="14cm" svg:y2="11.3cm">
            <text:p/>
          </draw:line>
          <draw:line draw:style-name="gr2" draw:text-style-name="P1" draw:layer="layout" svg:x1="13.6cm" svg:y1="10.3cm" svg:x2="14cm" svg:y2="10.3cm">
            <text:p/>
          </draw:line>
          <draw:line draw:style-name="gr2" draw:text-style-name="P1" draw:layer="layout" svg:x1="14cm" svg:y1="10.3cm" svg:x2="14cm" svg:y2="9.8cm">
            <text:p/>
          </draw:line>
          <draw:line draw:style-name="gr2" draw:text-style-name="P1" draw:layer="layout" svg:x1="13cm" svg:y1="10.8cm" svg:x2="13.4cm" svg:y2="10.8cm">
            <text:p/>
          </draw:line>
          <draw:custom-shape draw:style-name="gr23" draw:text-style-name="P2" draw:layer="layout" svg:width="0.2cm" svg:height="0.2cm" draw:transform="rotate (-1.5707963267949) translate (14cm 11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5.4cm" svg:y1="10.3cm" svg:x2="15.4cm" svg:y2="11.3cm">
            <text:p/>
          </draw:line>
          <draw:line draw:style-name="gr2" draw:text-style-name="P1" draw:layer="layout" svg:x1="15.6cm" svg:y1="10.1cm" svg:x2="15.6cm" svg:y2="11.5cm">
            <text:p/>
          </draw:line>
          <draw:line draw:style-name="gr2" draw:text-style-name="P1" draw:layer="layout" svg:x1="15.6cm" svg:y1="11.3cm" svg:x2="16cm" svg:y2="11.3cm">
            <text:p/>
          </draw:line>
          <draw:line draw:style-name="gr2" draw:text-style-name="P1" draw:layer="layout" svg:x1="16cm" svg:y1="11.8cm" svg:x2="16cm" svg:y2="11.3cm">
            <text:p/>
          </draw:line>
          <draw:line draw:style-name="gr2" draw:text-style-name="P1" draw:layer="layout" svg:x1="15.6cm" svg:y1="10.3cm" svg:x2="16cm" svg:y2="10.3cm">
            <text:p/>
          </draw:line>
          <draw:line draw:style-name="gr2" draw:text-style-name="P1" draw:layer="layout" svg:x1="16cm" svg:y1="10.3cm" svg:x2="16cm" svg:y2="9.8cm">
            <text:p/>
          </draw:line>
          <draw:line draw:style-name="gr2" draw:text-style-name="P1" draw:layer="layout" svg:x1="15cm" svg:y1="10.8cm" svg:x2="15.4cm" svg:y2="10.8cm">
            <text:p/>
          </draw:line>
          <draw:custom-shape draw:style-name="gr23" draw:text-style-name="P2" draw:layer="layout" svg:width="0.2cm" svg:height="0.2cm" draw:transform="rotate (-1.5707963267949) translate (15.8cm 10.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7.5cm" svg:y1="5.6cm" svg:x2="17.5cm" svg:y2="6.2cm">
            <text:p/>
          </draw:line>
          <draw:line draw:style-name="gr2" draw:text-style-name="P1" draw:layer="layout" svg:x1="17.5cm" svg:y1="5.7cm" svg:x2="18cm" svg:y2="5.4cm">
            <text:p/>
          </draw:line>
          <draw:line draw:style-name="gr2" draw:text-style-name="P1" draw:layer="layout" svg:x1="17.5cm" svg:y1="6.1cm" svg:x2="18cm" svg:y2="6.4cm">
            <text:p/>
          </draw:line>
          <draw:line draw:style-name="gr2" draw:text-style-name="P1" draw:layer="layout" svg:x1="17cm" svg:y1="5.9cm" svg:x2="17.5cm" svg:y2="5.9cm">
            <text:p/>
          </draw:line>
          <draw:custom-shape draw:style-name="gr28" draw:text-style-name="P6" draw:layer="layout" svg:width="1cm" svg:height="1cm" svg:x="17.2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8cm" svg:y1="4.9cm" svg:x2="18cm" svg:y2="5.4cm">
            <text:p/>
          </draw:line>
          <draw:line draw:style-name="gr2" draw:text-style-name="P1" draw:layer="layout" svg:x1="18cm" svg:y1="6.4cm" svg:x2="18cm" svg:y2="6.9cm">
            <text:p/>
          </draw:line>
          <draw:custom-shape draw:style-name="gr23" draw:text-style-name="P2" draw:layer="layout" svg:width="0.2cm" svg:height="0.2cm" draw:transform="rotate (1.03044239037745) translate (17.6cm 6.26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1" draw:layer="layout" svg:x1="15.5cm" svg:y1="5.6cm" svg:x2="15.5cm" svg:y2="6.2cm">
            <text:p/>
          </draw:line>
          <draw:line draw:style-name="gr2" draw:text-style-name="P1" draw:layer="layout" svg:x1="15.5cm" svg:y1="5.7cm" svg:x2="16cm" svg:y2="5.4cm">
            <text:p/>
          </draw:line>
          <draw:line draw:style-name="gr2" draw:text-style-name="P1" draw:layer="layout" svg:x1="15.5cm" svg:y1="6.1cm" svg:x2="16cm" svg:y2="6.4cm">
            <text:p/>
          </draw:line>
          <draw:line draw:style-name="gr2" draw:text-style-name="P1" draw:layer="layout" svg:x1="15cm" svg:y1="5.9cm" svg:x2="15.5cm" svg:y2="5.9cm">
            <text:p/>
          </draw:line>
          <draw:line draw:style-name="gr2" draw:text-style-name="P1" draw:layer="layout" svg:x1="16cm" svg:y1="4.9cm" svg:x2="16cm" svg:y2="5.4cm">
            <text:p/>
          </draw:line>
          <draw:line draw:style-name="gr2" draw:text-style-name="P1" draw:layer="layout" svg:x1="16cm" svg:y1="6.4cm" svg:x2="16cm" svg:y2="6.9cm">
            <text:p/>
          </draw:line>
          <draw:custom-shape draw:style-name="gr23" draw:text-style-name="P2" draw:layer="layout" svg:width="0.2cm" svg:height="0.2cm" draw:transform="rotate (-0.99413954193597) translate (15.773cm 5.39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4" draw:text-style-name="P1" draw:layer="layout" svg:x1="13.5cm" svg:y1="5.6cm" svg:x2="13.5cm" svg:y2="6.2cm">
              <text:p/>
            </draw:line>
            <draw:line draw:style-name="gr2" draw:text-style-name="P1" draw:layer="layout" svg:x1="13.5cm" svg:y1="5.7cm" svg:x2="14cm" svg:y2="5.4cm">
              <text:p/>
            </draw:line>
            <draw:line draw:style-name="gr2" draw:text-style-name="P1" draw:layer="layout" svg:x1="13.5cm" svg:y1="6.1cm" svg:x2="14cm" svg:y2="6.4cm">
              <text:p/>
            </draw:line>
            <draw:line draw:style-name="gr2" draw:text-style-name="P1" draw:layer="layout" svg:x1="13cm" svg:y1="5.9cm" svg:x2="13.5cm" svg:y2="5.9cm">
              <text:p/>
            </draw:line>
            <draw:line draw:style-name="gr2" draw:text-style-name="P1" draw:layer="layout" svg:x1="14cm" svg:y1="4.9cm" svg:x2="14cm" svg:y2="5.4cm">
              <text:p/>
            </draw:line>
            <draw:line draw:style-name="gr2" draw:text-style-name="P1" draw:layer="layout" svg:x1="14cm" svg:y1="6.4cm" svg:x2="14cm" svg:y2="6.9cm">
              <text:p/>
            </draw:line>
            <draw:custom-shape draw:style-name="gr23" draw:text-style-name="P2" draw:layer="layout" svg:width="0.2cm" svg:height="0.2cm" draw:transform="rotate (1.03044239037745) translate (13.626cm 6.268cm)">
              <text:p/>
  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68" draw:text-style-name="P1" draw:layer="layout" svg:x1="21cm" svg:y1="7cm" svg:x2="12cm" svg:y2="7cm">
          <text:p/>
        </draw:line>
        <draw:g>
          <draw:line draw:style-name="gr2" draw:text-style-name="P1" draw:layer="layout" svg:x1="15.6cm" svg:y1="12.5cm" svg:x2="15.6cm" svg:y2="13.9cm">
            <text:p/>
          </draw:line>
          <draw:line draw:style-name="gr2" draw:text-style-name="P1" draw:layer="layout" svg:x1="15.6cm" svg:y1="13.7cm" svg:x2="16cm" svg:y2="13.7cm">
            <text:p/>
          </draw:line>
          <draw:line draw:style-name="gr2" draw:text-style-name="P1" draw:layer="layout" svg:x1="16cm" svg:y1="14.2cm" svg:x2="16cm" svg:y2="13.7cm">
            <text:p/>
          </draw:line>
          <draw:line draw:style-name="gr2" draw:text-style-name="P1" draw:layer="layout" svg:x1="15.6cm" svg:y1="12.7cm" svg:x2="16cm" svg:y2="12.7cm">
            <text:p/>
          </draw:line>
          <draw:line draw:style-name="gr2" draw:text-style-name="P1" draw:layer="layout" svg:x1="16cm" svg:y1="12.7cm" svg:x2="16cm" svg:y2="12.2cm">
            <text:p/>
          </draw:line>
          <draw:line draw:style-name="gr2" draw:text-style-name="P1" draw:layer="layout" svg:x1="15cm" svg:y1="13.2cm" svg:x2="15.6cm" svg:y2="13.2cm">
            <text:p/>
          </draw:line>
          <draw:custom-shape draw:style-name="gr23" draw:text-style-name="P2" draw:layer="layout" svg:width="0.2cm" svg:height="0.2cm" draw:transform="rotate (-1.5707963267949) translate (15.5cm 13.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9" draw:text-style-name="P22" draw:layer="layout" svg:width="1.298cm" svg:height="0.569cm" svg:x="11.402cm" svg:y="12.9cm">
          <draw:text-box>
            <text:p text:style-name="P3"><text:span text:style-name="T4">JFETs</text:span></text:p>
          </draw:text-box>
        </draw:frame>
        <draw:frame draw:style-name="gr70" draw:text-style-name="P22" draw:layer="layout" svg:width="0.985cm" svg:height="0.489cm" svg:x="15.4cm" svg:y="11.811cm">
          <draw:text-box>
            <text:p text:style-name="P3"><text:span text:style-name="T12">P-Ch</text:span></text:p>
          </draw:text-box>
        </draw:frame>
        <draw:g>
          <draw:line draw:style-name="gr2" draw:text-style-name="P1" draw:layer="layout" svg:x1="13.6cm" svg:y1="12.5cm" svg:x2="13.6cm" svg:y2="13.9cm">
            <text:p/>
          </draw:line>
          <draw:line draw:style-name="gr2" draw:text-style-name="P1" draw:layer="layout" svg:x1="13.6cm" svg:y1="13.7cm" svg:x2="14cm" svg:y2="13.7cm">
            <text:p/>
          </draw:line>
          <draw:line draw:style-name="gr2" draw:text-style-name="P1" draw:layer="layout" svg:x1="14cm" svg:y1="14.2cm" svg:x2="14cm" svg:y2="13.7cm">
            <text:p/>
          </draw:line>
          <draw:line draw:style-name="gr2" draw:text-style-name="P1" draw:layer="layout" svg:x1="13.6cm" svg:y1="12.7cm" svg:x2="14cm" svg:y2="12.7cm">
            <text:p/>
          </draw:line>
          <draw:line draw:style-name="gr2" draw:text-style-name="P1" draw:layer="layout" svg:x1="14cm" svg:y1="12.7cm" svg:x2="14cm" svg:y2="12.2cm">
            <text:p/>
          </draw:line>
          <draw:line draw:style-name="gr2" draw:text-style-name="P1" draw:layer="layout" svg:x1="13cm" svg:y1="13.2cm" svg:x2="13.622cm" svg:y2="13.2cm">
            <text:p/>
          </draw:line>
          <draw:custom-shape draw:style-name="gr23" draw:text-style-name="P2" draw:layer="layout" svg:width="0.2cm" svg:height="0.2cm" draw:transform="rotate (-1.5707963267949) translate (13.5cm 13.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1" draw:text-style-name="P22" draw:layer="layout" svg:width="0.997cm" svg:height="0.489cm" svg:x="13.4cm" svg:y="11.811cm">
          <draw:text-box>
            <text:p text:style-name="P3"><text:span text:style-name="T12">N-Ch</text:span></text:p>
          </draw:text-box>
        </draw:frame>
        <draw:frame draw:style-name="gr72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73" draw:text-style-name="P22" draw:layer="layout" svg:width="2.25cm" svg:height="1.205cm" svg:x="10.85cm" svg:y="8.0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</text:span></text:p>
          </draw:text-box>
        </draw:frame>
        <draw:frame draw:style-name="gr74" draw:text-style-name="P22" draw:layer="layout" svg:width="1.882cm" svg:height="1.205cm" svg:x="11.018cm" svg:y="10.195cm">
          <draw:text-box>
            <text:p text:style-name="P3"><text:span text:style-name="T13">MOSFETs:</text:span><text:span text:style-name="T13"><text:line-break/></text:span><text:span text:style-name="T13">Depletion</text:span></text:p>
            <text:p text:style-name="P3"><text:span text:style-name="T13">Mode</text:span></text:p>
          </draw:text-box>
        </draw:frame>
        <draw:frame draw:style-name="gr71" draw:text-style-name="P22" draw:layer="layout" svg:width="0.997cm" svg:height="0.489cm" svg:x="13.403cm" svg:y="7cm">
          <draw:text-box>
            <text:p text:style-name="P3"><text:span text:style-name="T12">N-Ch</text:span></text:p>
          </draw:text-box>
        </draw:frame>
        <draw:frame draw:style-name="gr75" draw:text-style-name="P22" draw:layer="layout" svg:width="2.242cm" svg:height="0.489cm" svg:x="16.7cm" svg:y="6.911cm">
          <draw:text-box>
            <text:p text:style-name="P3"><text:span text:style-name="T12">N-Ch (body diode)</text:span></text:p>
          </draw:text-box>
        </draw:frame>
        <draw:frame draw:style-name="gr76" draw:text-style-name="P22" draw:layer="layout" svg:width="2.229cm" svg:height="0.489cm" svg:x="18.758cm" svg:y="6.911cm">
          <draw:text-box>
            <text:p text:style-name="P3"><text:span text:style-name="T12">P-Ch (body diode)</text:span></text:p>
          </draw:text-box>
        </draw:frame>
        <draw:frame draw:style-name="gr70" draw:text-style-name="P22" draw:layer="layout" svg:width="0.985cm" svg:height="0.489cm" svg:x="15.415cm" svg:y="6.9cm">
          <draw:text-box>
            <text:p text:style-name="P3"><text:span text:style-name="T12">P-Ch</text:span></text:p>
          </draw:text-box>
        </draw:frame>
        <draw:frame draw:style-name="gr71" draw:text-style-name="P22" draw:layer="layout" svg:width="0.997cm" svg:height="0.489cm" svg:x="13.4cm" svg:y="9.411cm">
          <draw:text-box>
            <text:p text:style-name="P3"><text:span text:style-name="T12">N-Ch</text:span></text:p>
          </draw:text-box>
        </draw:frame>
        <draw:frame draw:style-name="gr70" draw:text-style-name="P22" draw:layer="layout" svg:width="0.985cm" svg:height="0.489cm" svg:x="15.4cm" svg:y="9.411cm">
          <draw:text-box>
            <text:p text:style-name="P3"><text:span text:style-name="T12">P-Ch</text:span></text:p>
          </draw:text-box>
        </draw:frame>
        <draw:frame draw:style-name="gr75" draw:text-style-name="P22" draw:layer="layout" svg:width="2.242cm" svg:height="0.489cm" svg:x="16.7cm" svg:y="9.4cm">
          <draw:text-box>
            <text:p text:style-name="P3"><text:span text:style-name="T12">N-Ch (body diode)</text:span></text:p>
          </draw:text-box>
        </draw:frame>
        <draw:frame draw:style-name="gr76" draw:text-style-name="P22" draw:layer="layout" svg:width="2.229cm" svg:height="0.489cm" svg:x="18.8cm" svg:y="9.4cm">
          <draw:text-box>
            <text:p text:style-name="P3"><text:span text:style-name="T12">P-Ch (body diode)</text:span></text:p>
          </draw:text-box>
        </draw:frame>
        <draw:frame draw:style-name="gr62" draw:text-style-name="P22" draw:layer="layout" svg:width="0.947cm" svg:height="0.489cm" svg:x="13.4cm" svg:y="4.511cm">
          <draw:text-box>
            <text:p text:style-name="P3"><text:span text:style-name="T12">NPN</text:span></text:p>
          </draw:text-box>
        </draw:frame>
        <draw:frame draw:style-name="gr77" draw:text-style-name="P22" draw:layer="layout" svg:width="0.934cm" svg:height="0.5cm" svg:x="15.453cm" svg:y="4.5cm">
          <draw:text-box>
            <text:p text:style-name="P3"><text:span text:style-name="T12">PNP</text:span></text:p>
          </draw:text-box>
        </draw:frame>
        <draw:frame draw:style-name="gr78" draw:text-style-name="P22" draw:layer="layout" svg:width="2.064cm" svg:height="0.5cm" svg:x="18.8cm" svg:y="4.5cm">
          <draw:text-box>
            <text:p text:style-name="P3"><text:span text:style-name="T12">PNP (with circle)</text:span></text:p>
          </draw:text-box>
        </draw:frame>
        <draw:frame draw:style-name="gr79" draw:text-style-name="P22" draw:layer="layout" svg:width="2.081cm" svg:height="0.489cm" svg:x="16.7cm" svg:y="4.511cm">
          <draw:text-box>
            <text:p text:style-name="P3"><text:span text:style-name="T12">NPN (with circle)</text:span></text:p>
          </draw:text-box>
        </draw:frame>
        <draw:frame draw:style-name="gr80" draw:text-style-name="P25" draw:layer="layout" svg:width="1.124cm" svg:height="0.569cm" svg:x="11.376cm" svg:y="5.6cm">
          <draw:text-box>
            <text:p text:style-name="P3"><text:span text:style-name="T14">BJTs</text:span></text:p>
          </draw:text-box>
        </draw:frame>
        <draw:line draw:style-name="gr68" draw:text-style-name="P1" draw:layer="layout" svg:x1="21cm" svg:y1="9.5cm" svg:x2="12cm" svg:y2="9.5cm">
          <text:p/>
        </draw:line>
        <draw:line draw:style-name="gr68" draw:text-style-name="P1" draw:layer="layout" svg:x1="21cm" svg:y1="11.9cm" svg:x2="12cm" svg:y2="11.9cm">
          <text:p/>
        </draw:line>
        <draw:g>
          <draw:line draw:style-name="gr2" draw:text-style-name="P1" draw:layer="layout" svg:x1="13.4cm" svg:y1="15.1cm" svg:x2="13.4cm" svg:y2="16.1cm">
            <text:p/>
          </draw:line>
          <draw:line draw:style-name="gr2" draw:text-style-name="P1" draw:layer="layout" svg:x1="13.6cm" svg:y1="14.9cm" svg:x2="13.6cm" svg:y2="15.3cm">
            <text:p/>
          </draw:line>
          <draw:line draw:style-name="gr2" draw:text-style-name="P1" draw:layer="layout" svg:x1="13.6cm" svg:y1="15.4cm" svg:x2="13.6cm" svg:y2="15.8cm">
            <text:p/>
          </draw:line>
          <draw:line draw:style-name="gr2" draw:text-style-name="P1" draw:layer="layout" svg:x1="13.6cm" svg:y1="15.9cm" svg:x2="13.6cm" svg:y2="16.3cm">
            <text:p/>
          </draw:line>
          <draw:line draw:style-name="gr2" draw:text-style-name="P1" draw:layer="layout" svg:x1="13.6cm" svg:y1="16.1cm" svg:x2="14cm" svg:y2="16.1cm">
            <text:p/>
          </draw:line>
          <draw:line draw:style-name="gr2" draw:text-style-name="P1" draw:layer="layout" svg:x1="13.6cm" svg:y1="15.6cm" svg:x2="14cm" svg:y2="15.6cm">
            <text:p/>
          </draw:line>
          <draw:line draw:style-name="gr2" draw:text-style-name="P1" draw:layer="layout" svg:x1="14cm" svg:y1="16.6cm" svg:x2="14cm" svg:y2="16.1cm">
            <text:p/>
          </draw:line>
          <draw:line draw:style-name="gr2" draw:text-style-name="P1" draw:layer="layout" svg:x1="13.6cm" svg:y1="15.1cm" svg:x2="14cm" svg:y2="15.1cm">
            <text:p/>
          </draw:line>
          <draw:line draw:style-name="gr2" draw:text-style-name="P1" draw:layer="layout" svg:x1="14cm" svg:y1="15.1cm" svg:x2="14cm" svg:y2="14.6cm">
            <text:p/>
          </draw:line>
          <draw:line draw:style-name="gr2" draw:text-style-name="P1" draw:layer="layout" svg:x1="13cm" svg:y1="16.1cm" svg:x2="13.4cm" svg:y2="16.1cm">
            <text:p/>
          </draw:line>
          <draw:custom-shape draw:style-name="gr23" draw:text-style-name="P2" draw:layer="layout" svg:width="0.2cm" svg:height="0.2cm" draw:transform="rotate (1.5707963267949) translate (13.7cm 15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3" draw:text-style-name="P22" draw:layer="layout" svg:width="2.458cm" svg:height="1.523cm" svg:x="10.6cm" svg:y="14.895cm">
          <draw:text-box>
            <text:p text:style-name="P3"><text:span text:style-name="T4">MOSFETs: </text:span><text:span text:style-name="T4"><text:line-break/></text:span><text:span text:style-name="T4">Enhancement</text:span></text:p>
            <text:p text:style-name="P3"><text:span text:style-name="T4">Mode, No Body</text:span><text:span text:style-name="T4"><text:line-break/></text:span><text:span text:style-name="T4">To Source</text:span></text:p>
          </draw:text-box>
        </draw:frame>
        <draw:frame draw:style-name="gr71" draw:text-style-name="P22" draw:layer="layout" svg:width="0.997cm" svg:height="0.489cm" svg:x="13.4cm" svg:y="14.211cm">
          <draw:text-box>
            <text:p text:style-name="P3"><text:span text:style-name="T12">N-Ch</text:span></text:p>
          </draw:text-box>
        </draw:frame>
        <draw:g>
          <draw:line draw:style-name="gr2" draw:text-style-name="P1" draw:layer="layout" svg:x1="15.4cm" svg:y1="16.1cm" svg:x2="15.4cm" svg:y2="15.1cm">
            <text:p/>
          </draw:line>
          <draw:line draw:style-name="gr2" draw:text-style-name="P1" draw:layer="layout" svg:x1="15.6cm" svg:y1="16.3cm" svg:x2="15.6cm" svg:y2="15.9cm">
            <text:p/>
          </draw:line>
          <draw:line draw:style-name="gr2" draw:text-style-name="P1" draw:layer="layout" svg:x1="15.6cm" svg:y1="15.8cm" svg:x2="15.6cm" svg:y2="15.4cm">
            <text:p/>
          </draw:line>
          <draw:line draw:style-name="gr2" draw:text-style-name="P1" draw:layer="layout" svg:x1="15.6cm" svg:y1="15.3cm" svg:x2="15.6cm" svg:y2="14.9cm">
            <text:p/>
          </draw:line>
          <draw:line draw:style-name="gr2" draw:text-style-name="P1" draw:layer="layout" svg:x1="15.6cm" svg:y1="15.1cm" svg:x2="16cm" svg:y2="15.1cm">
            <text:p/>
          </draw:line>
          <draw:line draw:style-name="gr2" draw:text-style-name="P1" draw:layer="layout" svg:x1="15.6cm" svg:y1="15.6cm" svg:x2="16cm" svg:y2="15.6cm">
            <text:p/>
          </draw:line>
          <draw:line draw:style-name="gr2" draw:text-style-name="P1" draw:layer="layout" svg:x1="16cm" svg:y1="14.6cm" svg:x2="16cm" svg:y2="15.1cm">
            <text:p/>
          </draw:line>
          <draw:line draw:style-name="gr2" draw:text-style-name="P1" draw:layer="layout" svg:x1="15.6cm" svg:y1="16.1cm" svg:x2="16cm" svg:y2="16.1cm">
            <text:p/>
          </draw:line>
          <draw:line draw:style-name="gr2" draw:text-style-name="P1" draw:layer="layout" svg:x1="16cm" svg:y1="16.1cm" svg:x2="16cm" svg:y2="16.6cm">
            <text:p/>
          </draw:line>
          <draw:line draw:style-name="gr2" draw:text-style-name="P1" draw:layer="layout" svg:x1="15cm" svg:y1="16.1cm" svg:x2="15.4cm" svg:y2="16.1cm">
            <text:p/>
          </draw:line>
          <draw:custom-shape draw:style-name="gr23" draw:text-style-name="P2" draw:layer="layout" svg:width="0.2cm" svg:height="0.2cm" draw:transform="rotate (1.5707963267949) translate (15.7cm 15.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1" draw:text-style-name="P22" draw:layer="layout" svg:width="0.997cm" svg:height="0.489cm" svg:x="15.4cm" svg:y="14.2cm">
          <draw:text-box>
            <text:p text:style-name="P3"><text:span text:style-name="T12">P-Ch</text:span></text:p>
          </draw:text-box>
        </draw:frame>
      </draw:page>
      <draw:page draw:name="page6" draw:style-name="dp1" draw:master-page-name="Default">
        <draw:frame draw:style-name="gr72" draw:text-style-name="P7" draw:layer="layout" svg:width="18.659cm" svg:height="3.088cm" svg:x="6.664cm" svg:y="0.811cm">
          <draw:text-box>
            <text:p text:style-name="P3"><text:span text:style-name="T3">REGULATORS</text:span></text:p>
          </draw:text-box>
        </draw:frame>
        <draw:g>
          <draw:line draw:style-name="gr2" draw:text-style-name="P1" draw:layer="layout" svg:x1="19.591cm" svg:y1="8.709cm" svg:x2="21.391cm" svg:y2="8.709cm">
            <text:p/>
          </draw:line>
          <draw:line draw:style-name="gr2" draw:text-style-name="P1" draw:layer="layout" svg:x1="19.591cm" svg:y1="10.009cm" svg:x2="21.391cm" svg:y2="10.009cm">
            <text:p/>
          </draw:line>
          <draw:line draw:style-name="gr2" draw:text-style-name="P1" draw:layer="layout" svg:x1="19.591cm" svg:y1="10.009cm" svg:x2="19.591cm" svg:y2="8.709cm">
            <text:p/>
          </draw:line>
          <draw:line draw:style-name="gr2" draw:text-style-name="P1" draw:layer="layout" svg:x1="21.391cm" svg:y1="10.009cm" svg:x2="21.391cm" svg:y2="8.709cm">
            <text:p/>
          </draw:line>
          <draw:line draw:style-name="gr2" draw:text-style-name="P1" draw:layer="layout" svg:x1="21.391cm" svg:y1="9.009cm" svg:x2="21.991cm" svg:y2="9.009cm">
            <text:p/>
          </draw:line>
          <draw:line draw:style-name="gr2" draw:text-style-name="P1" draw:layer="layout" svg:x1="18.991cm" svg:y1="9.009cm" svg:x2="19.591cm" svg:y2="9.009cm">
            <text:p/>
          </draw:line>
          <draw:frame draw:style-name="gr39" draw:text-style-name="P17" draw:layer="layout" svg:width="1.014cm" svg:height="0.467cm" svg:x="19.527cm" svg:y="8.774cm">
            <draw:text-box>
              <text:p text:style-name="P3"><text:span text:style-name="T11">V</text:span><text:span text:style-name="T16">IN</text:span></text:p>
            </draw:text-box>
          </draw:frame>
          <draw:frame draw:style-name="gr41" draw:text-style-name="P17" draw:layer="layout" svg:width="0.972cm" svg:height="0.5cm" svg:x="20.019cm" svg:y="9.509cm">
            <draw:text-box>
              <text:p text:style-name="P3"><text:span text:style-name="T11">ADJ</text:span></text:p>
            </draw:text-box>
          </draw:frame>
          <draw:frame draw:style-name="gr90" draw:text-style-name="P17" draw:layer="layout" svg:width="0.862cm" svg:height="0.5cm" svg:x="20.591cm" svg:y="8.757cm">
            <draw:text-box>
              <text:p text:style-name="P3"><text:span text:style-name="T11">V</text:span><text:span text:style-name="T16">OUT</text:span></text:p>
            </draw:text-box>
          </draw:frame>
          <draw:line draw:style-name="gr2" draw:text-style-name="P1" draw:layer="layout" svg:x1="20.491cm" svg:y1="10.509cm" svg:x2="20.491cm" svg:y2="10.009cm">
            <text:p/>
          </draw:line>
        </draw:g>
        <draw:frame draw:style-name="gr51" draw:text-style-name="P8" draw:layer="layout" svg:width="1.226cm" svg:height="0.725cm" svg:x="20.065cm" svg:y="8.209cm">
          <draw:text-box>
            <text:p><text:span text:style-name="T4">U1</text:span></text:p>
          </draw:text-box>
        </draw:frame>
        <draw:frame draw:style-name="gr91" draw:text-style-name="P5" draw:layer="layout" svg:width="3.368cm" svg:height="0.569cm" svg:x="18.823cm" svg:y="7.709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5.591cm" svg:y1="8.709cm" svg:x2="17.391cm" svg:y2="8.709cm">
            <text:p/>
          </draw:line>
          <draw:line draw:style-name="gr2" draw:text-style-name="P1" draw:layer="layout" svg:x1="15.591cm" svg:y1="10.009cm" svg:x2="17.391cm" svg:y2="10.009cm">
            <text:p/>
          </draw:line>
          <draw:line draw:style-name="gr2" draw:text-style-name="P1" draw:layer="layout" svg:x1="15.591cm" svg:y1="10.009cm" svg:x2="15.591cm" svg:y2="8.709cm">
            <text:p/>
          </draw:line>
          <draw:line draw:style-name="gr2" draw:text-style-name="P1" draw:layer="layout" svg:x1="17.391cm" svg:y1="10.009cm" svg:x2="17.391cm" svg:y2="8.709cm">
            <text:p/>
          </draw:line>
          <draw:line draw:style-name="gr2" draw:text-style-name="P1" draw:layer="layout" svg:x1="17.391cm" svg:y1="9.009cm" svg:x2="17.991cm" svg:y2="9.009cm">
            <text:p/>
          </draw:line>
          <draw:line draw:style-name="gr2" draw:text-style-name="P1" draw:layer="layout" svg:x1="14.991cm" svg:y1="9.009cm" svg:x2="15.591cm" svg:y2="9.009cm">
            <text:p/>
          </draw:line>
          <draw:frame draw:style-name="gr39" draw:text-style-name="P17" draw:layer="layout" svg:width="1.014cm" svg:height="0.467cm" svg:x="15.527cm" svg:y="8.774cm">
            <draw:text-box>
              <text:p text:style-name="P3"><text:span text:style-name="T11">V</text:span><text:span text:style-name="T16">IN</text:span></text:p>
            </draw:text-box>
          </draw:frame>
          <draw:frame draw:style-name="gr41" draw:text-style-name="P17" draw:layer="layout" svg:width="0.972cm" svg:height="0.5cm" svg:x="16.019cm" svg:y="9.509cm">
            <draw:text-box>
              <text:p text:style-name="P3"><text:span text:style-name="T11">GND</text:span></text:p>
            </draw:text-box>
          </draw:frame>
          <draw:frame draw:style-name="gr90" draw:text-style-name="P17" draw:layer="layout" svg:width="0.862cm" svg:height="0.5cm" svg:x="16.591cm" svg:y="8.757cm">
            <draw:text-box>
              <text:p text:style-name="P3"><text:span text:style-name="T11">V</text:span><text:span text:style-name="T16">OUT</text:span></text:p>
            </draw:text-box>
          </draw:frame>
          <draw:line draw:style-name="gr2" draw:text-style-name="P1" draw:layer="layout" svg:x1="16.491cm" svg:y1="10.509cm" svg:x2="16.491cm" svg:y2="10.009cm">
            <text:p/>
          </draw:line>
        </draw:g>
        <draw:frame draw:style-name="gr51" draw:text-style-name="P8" draw:layer="layout" svg:width="1.226cm" svg:height="0.725cm" svg:x="16.1cm" svg:y="8.175cm">
          <draw:text-box>
            <text:p><text:span text:style-name="T4">U1</text:span></text:p>
          </draw:text-box>
        </draw:frame>
        <draw:frame draw:style-name="gr92" draw:text-style-name="P5" draw:layer="layout" svg:width="2.737cm" svg:height="0.569cm" svg:x="14.991cm" svg:y="7.709cm">
          <draw:text-box>
            <text:p text:style-name="P3"><text:span text:style-name="T2">Fixed Linear Reg.</text:span></text:p>
          </draw:text-box>
        </draw:frame>
        <draw:line draw:style-name="gr2" draw:text-style-name="P1" draw:layer="layout" svg:x1="15cm" svg:y1="16.9cm" svg:x2="15cm" svg:y2="15.1cm">
          <text:p/>
        </draw:line>
        <draw:path draw:style-name="gr2" draw:text-style-name="P1" draw:layer="layout" svg:width="0.706cm" svg:height="0.423cm" draw:transform="rotate (-2.35619449019235) translate (15.3909244942989cm 15.7090755057011cm)" svg:viewBox="0 0 707 424" svg:d="M707 424c-141 0-141 0-141 0l-425-424h-141">
          <text:p/>
        </draw:path>
        <draw:custom-shape draw:style-name="gr4" draw:text-style-name="P2" draw:layer="layout" svg:width="0.6cm" svg:height="0.5cm" svg:x="14.691cm" svg:y="15.809cm">
          <text:p/>
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4.1cm" svg:y1="16.1cm" svg:x2="14.9cm" svg:y2="16.1cm">
          <text:p/>
        </draw:line>
        <draw:g>
          <draw:line draw:style-name="gr2" draw:text-style-name="P1" draw:layer="layout" svg:x1="19cm" svg:y1="14.5cm" svg:x2="19cm" svg:y2="16.5cm">
            <text:p/>
          </draw:line>
          <draw:line draw:style-name="gr2" draw:text-style-name="P1" draw:layer="layout" svg:x1="19cm" svg:y1="14.5cm" svg:x2="21cm" svg:y2="15.5cm">
            <text:p/>
          </draw:line>
          <draw:line draw:style-name="gr2" draw:text-style-name="P1" draw:layer="layout" svg:x1="19cm" svg:y1="16.5cm" svg:x2="21cm" svg:y2="15.5cm">
            <text:p/>
          </draw:line>
          <draw:frame draw:style-name="gr93" draw:text-style-name="P14" draw:layer="layout" svg:width="0.832cm" svg:height="0.878cm" svg:x="18.889cm" svg:y="14.565cm">
            <draw:text-box>
              <text:p><text:span text:style-name="T17">+</text:span></text:p>
            </draw:text-box>
          </draw:frame>
          <draw:frame draw:style-name="gr94" draw:text-style-name="P28" draw:layer="layout" svg:width="0.688cm" svg:height="0.878cm" svg:x="18.94cm" svg:y="15.525cm">
            <draw:text-box>
              <text:p text:style-name="P27"><text:span text:style-name="T17">-</text:span></text:p>
            </draw:text-box>
          </draw:frame>
          <draw:line draw:style-name="gr2" draw:text-style-name="P1" draw:layer="layout" svg:x1="18.5cm" svg:y1="15cm" svg:x2="19cm" svg:y2="15cm">
            <text:p/>
          </draw:line>
          <draw:line draw:style-name="gr2" draw:text-style-name="P1" draw:layer="layout" svg:x1="18.5cm" svg:y1="16cm" svg:x2="19cm" svg:y2="16cm">
            <text:p/>
          </draw:line>
          <draw:line draw:style-name="gr2" draw:text-style-name="P1" draw:layer="layout" svg:x1="21cm" svg:y1="15.5cm" svg:x2="21.5cm" svg:y2="15.5cm">
            <text:p/>
          </draw:line>
        </draw:g>
        <draw:frame draw:style-name="gr95" draw:text-style-name="P9" draw:layer="layout" svg:width="0.658cm" svg:height="0.613cm" svg:x="17.669cm" svg:y="16.7cm">
          <draw:text-box>
            <text:p text:style-name="P3"><text:span text:style-name="T18">2.5V</text:span></text:p>
          </draw:text-box>
        </draw:frame>
        <draw:line draw:style-name="gr2" draw:text-style-name="P10" draw:layer="layout" svg:x1="18cm" svg:y1="16.5cm" svg:x2="18cm" svg:y2="16cm">
          <text:p/>
        </draw:line>
        <draw:line draw:style-name="gr2" draw:text-style-name="P1" draw:layer="layout" svg:x1="18cm" svg:y1="18cm" svg:x2="18cm" svg:y2="17.5cm">
          <text:p/>
        </draw:line>
        <draw:custom-shape draw:style-name="gr28" draw:text-style-name="P6" draw:layer="layout" svg:width="1cm" svg:height="1cm" svg:x="17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cm" svg:y1="16cm" svg:x2="18.5cm" svg:y2="16cm">
          <text:p/>
        </draw:line>
        <draw:line draw:style-name="gr2" draw:text-style-name="P1" draw:layer="layout" svg:x1="18cm" svg:y1="18cm" svg:x2="22.5cm" svg:y2="18cm">
          <text:p/>
        </draw:line>
        <draw:line draw:style-name="gr2" draw:text-style-name="P1" draw:layer="layout" svg:x1="22.5cm" svg:y1="18cm" svg:x2="22.5cm" svg:y2="16.5cm">
          <text:p/>
        </draw:line>
        <draw:g>
          <draw:line draw:style-name="gr24" draw:text-style-name="P1" draw:layer="layout" svg:x1="22cm" svg:y1="15.2cm" svg:x2="22cm" svg:y2="15.8cm">
            <text:p/>
          </draw:line>
          <draw:line draw:style-name="gr2" draw:text-style-name="P1" draw:layer="layout" svg:x1="22cm" svg:y1="15.3cm" svg:x2="22.5cm" svg:y2="15cm">
            <text:p/>
          </draw:line>
          <draw:line draw:style-name="gr2" draw:text-style-name="P1" draw:layer="layout" svg:x1="22cm" svg:y1="15.7cm" svg:x2="22.5cm" svg:y2="16cm">
            <text:p/>
          </draw:line>
          <draw:line draw:style-name="gr2" draw:text-style-name="P1" draw:layer="layout" svg:x1="21.5cm" svg:y1="15.5cm" svg:x2="22cm" svg:y2="15.5cm">
            <text:p/>
          </draw:line>
          <draw:line draw:style-name="gr2" draw:text-style-name="P1" draw:layer="layout" svg:x1="22.5cm" svg:y1="14.5cm" svg:x2="22.5cm" svg:y2="15cm">
            <text:p/>
          </draw:line>
          <draw:line draw:style-name="gr2" draw:text-style-name="P1" draw:layer="layout" svg:x1="22.5cm" svg:y1="16cm" svg:x2="22.5cm" svg:y2="16.5cm">
            <text:p/>
          </draw:line>
          <draw:custom-shape draw:style-name="gr23" draw:text-style-name="P2" draw:layer="layout" svg:width="0.2cm" svg:height="0.2cm" draw:transform="rotate (1.03044239037745) translate (22.126cm 15.86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" draw:text-style-name="P1" draw:layer="layout" svg:x1="20cm" svg:y1="18.9cm" svg:x2="20cm" svg:y2="16cm">
          <text:p/>
        </draw:line>
        <draw:line draw:style-name="gr2" draw:text-style-name="P1" draw:layer="layout" svg:x1="20cm" svg:y1="15cm" svg:x2="20cm" svg:y2="13.1cm">
          <text:p/>
        </draw:line>
        <draw:line draw:style-name="gr2" draw:text-style-name="P1" draw:layer="layout" svg:x1="20cm" svg:y1="14cm" svg:x2="22.5cm" svg:y2="14cm">
          <text:p/>
        </draw:line>
        <draw:line draw:style-name="gr2" draw:text-style-name="P1" draw:layer="layout" svg:x1="22.5cm" svg:y1="14.6cm" svg:x2="22.5cm" svg:y2="14cm">
          <text:p/>
        </draw:line>
        <draw:line draw:style-name="gr2" draw:text-style-name="P1" draw:layer="layout" svg:x1="17.1cm" svg:y1="15cm" svg:x2="18.5cm" svg:y2="15cm">
          <text:p/>
        </draw:line>
        <draw:custom-shape draw:style-name="gr23" draw:text-style-name="P2" draw:layer="layout" svg:width="0.2cm" svg:height="0.2cm" svg:x="19.9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19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6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9.9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3.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14.9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6" draw:text-style-name="P5" draw:layer="layout" svg:width="2.178cm" svg:height="0.569cm" svg:x="13.922cm" svg:y="13.4cm">
          <draw:text-box>
            <text:p text:style-name="P3"><text:span text:style-name="T2">Simplification</text:span></text:p>
          </draw:text-box>
        </draw:frame>
        <draw:frame draw:style-name="gr97" draw:text-style-name="P5" draw:layer="layout" svg:width="2cm" svg:height="0.569cm" svg:x="19.1cm" svg:y="12cm">
          <draw:text-box>
            <text:p text:style-name="P3"><text:span text:style-name="T2">Expanded</text:span></text:p>
          </draw:text-box>
        </draw:frame>
        <draw:frame draw:style-name="gr92" draw:text-style-name="P5" draw:layer="layout" svg:width="2.737cm" svg:height="0.569cm" svg:x="16.6cm" svg:y="11.431cm">
          <draw:text-box>
            <text:p text:style-name="P3"><text:span text:style-name="T2">Shunt Reg.</text:span></text:p>
          </draw:text-box>
        </draw:frame>
        <draw:custom-shape draw:style-name="gr98" draw:text-style-name="P6" draw:layer="layout" svg:width="14cm" svg:height="8cm" svg:x="10cm" svg:y="12cm">
          <text:p/>
          <draw:enhanced-geometry svg:viewBox="0 0 21600 21600" draw:type="rectangle" draw:enhanced-path="M 0 0 L 21600 0 21600 21600 0 21600 0 0 Z N"/>
        </draw:custom-shape>
        <draw:frame draw:style-name="gr99" draw:text-style-name="P29" draw:layer="layout" svg:width="0.616cm" svg:height="0.613cm" svg:x="14.7cm" svg:y="17.087cm">
          <draw:text-box>
            <text:p text:style-name="P3"><text:span text:style-name="T19">Anode</text:span></text:p>
          </draw:text-box>
        </draw:frame>
        <draw:frame draw:style-name="gr100" draw:text-style-name="P29" draw:layer="layout" svg:width="0.806cm" svg:height="0.613cm" svg:x="14.594cm" svg:y="14.3cm">
          <draw:text-box>
            <text:p text:style-name="P3"><text:span text:style-name="T19">Cathode</text:span></text:p>
          </draw:text-box>
        </draw:frame>
        <draw:frame draw:style-name="gr27" draw:text-style-name="P29" draw:layer="layout" svg:width="0.407cm" svg:height="0.613cm" svg:x="13.4cm" svg:y="15.8cm">
          <draw:text-box>
            <text:p text:style-name="P3"><text:span text:style-name="T19">Ref</text:span></text:p>
          </draw:text-box>
        </draw:frame>
        <draw:frame draw:style-name="gr27" draw:text-style-name="P29" draw:layer="layout" svg:width="0.407cm" svg:height="0.613cm" svg:x="16.393cm" svg:y="14.687cm">
          <draw:text-box>
            <text:p text:style-name="P3"><text:span text:style-name="T19">Ref</text:span></text:p>
          </draw:text-box>
        </draw:frame>
        <draw:frame draw:style-name="gr100" draw:text-style-name="P29" draw:layer="layout" svg:width="0.806cm" svg:height="0.613cm" svg:x="19.6cm" svg:y="12.4cm">
          <draw:text-box>
            <text:p text:style-name="P3"><text:span text:style-name="T19">Cathode</text:span></text:p>
          </draw:text-box>
        </draw:frame>
        <draw:frame draw:style-name="gr99" draw:text-style-name="P29" draw:layer="layout" svg:width="0.616cm" svg:height="0.613cm" svg:x="19.7cm" svg:y="19cm">
          <draw:text-box>
            <text:p text:style-name="P3"><text:span text:style-name="T19">Anode</text:span></text:p>
          </draw:text-box>
        </draw:frame>
        <draw:frame draw:style-name="gr101" draw:text-style-name="P8" draw:layer="layout" svg:width="0.862cm" svg:height="0.569cm" svg:x="15.3cm" svg:y="15.7cm">
          <draw:text-box>
            <text:p><text:span text:style-name="T4">U1</text:span></text:p>
          </draw:text-box>
        </draw:frame>
        <draw:g>
          <draw:line draw:style-name="gr2" draw:text-style-name="P1" draw:layer="layout" svg:x1="12cm" svg:y1="17cm" svg:x2="12cm" svg:y2="15cm">
            <text:p/>
          </draw:line>
          <draw:path draw:style-name="gr2" draw:text-style-name="P1" draw:layer="layout" svg:width="0.706cm" svg:height="0.423cm" draw:transform="rotate (-2.35619449019235) translate (12.3999244942989cm 15.7090755057011cm)" svg:viewBox="0 0 707 424" svg:d="M707 424c-141 0-141 0-141 0l-425-424h-141">
            <text:p/>
          </draw:path>
          <draw:custom-shape draw:style-name="gr4" draw:text-style-name="P2" draw:layer="layout" svg:width="0.6cm" svg:height="0.5cm" svg:x="11.7cm" svg:y="15.809cm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1cm" svg:y1="16.1cm" svg:x2="11.909cm" svg:y2="16.1cm">
            <text:p/>
          </draw:line>
        </draw:g>
        <draw:frame draw:style-name="gr101" draw:text-style-name="P8" draw:layer="layout" svg:width="0.862cm" svg:height="0.569cm" svg:x="10.838cm" svg:y="15.1cm">
          <draw:text-box>
            <text:p><text:span text:style-name="T4">U1</text:span></text:p>
          </draw:text-box>
        </draw:frame>
      </draw:page>
      <draw:page draw:name="page7" draw:style-name="dp1" draw:master-page-name="Default">
        <draw:g>
          <draw:line draw:style-name="gr2" draw:text-style-name="P1" draw:layer="layout" svg:x1="3.5cm" svg:y1="2.51cm" svg:x2="3.5cm" svg:y2="4.51cm">
            <text:p/>
          </draw:line>
          <draw:line draw:style-name="gr2" draw:text-style-name="P1" draw:layer="layout" svg:x1="3.5cm" svg:y1="2.51cm" svg:x2="5.5cm" svg:y2="3.51cm">
            <text:p/>
          </draw:line>
          <draw:line draw:style-name="gr2" draw:text-style-name="P1" draw:layer="layout" svg:x1="3.5cm" svg:y1="4.51cm" svg:x2="5.5cm" svg:y2="3.51cm">
            <text:p/>
          </draw:line>
          <draw:frame draw:style-name="gr93" draw:text-style-name="P14" draw:layer="layout" svg:width="0.832cm" svg:height="0.878cm" svg:x="3.389cm" svg:y="2.575cm">
            <draw:text-box>
              <text:p><text:span text:style-name="T17">+</text:span></text:p>
            </draw:text-box>
          </draw:frame>
          <draw:frame draw:style-name="gr94" draw:text-style-name="P28" draw:layer="layout" svg:width="0.688cm" svg:height="0.878cm" svg:x="3.44cm" svg:y="3.535cm">
            <draw:text-box>
              <text:p text:style-name="P27"><text:span text:style-name="T17">-</text:span></text:p>
            </draw:text-box>
          </draw:frame>
          <draw:line draw:style-name="gr2" draw:text-style-name="P1" draw:layer="layout" svg:x1="3cm" svg:y1="3.01cm" svg:x2="3.5cm" svg:y2="3.01cm">
            <text:p/>
          </draw:line>
          <draw:line draw:style-name="gr2" draw:text-style-name="P1" draw:layer="layout" svg:x1="3cm" svg:y1="4.01cm" svg:x2="3.5cm" svg:y2="4.01cm">
            <text:p/>
          </draw:line>
          <draw:line draw:style-name="gr2" draw:text-style-name="P1" draw:layer="layout" svg:x1="5.5cm" svg:y1="3.51cm" svg:x2="6cm" svg:y2="3.51cm">
            <text:p/>
          </draw:line>
        </draw:g>
        <draw:frame draw:style-name="gr8" draw:text-style-name="P5" draw:layer="layout" svg:width="1.857cm" svg:height="0.569cm" svg:x="2.8cm" svg:y="1.541cm">
          <draw:text-box>
            <text:p text:style-name="P3"><text:span text:style-name="T2">Op-amp</text:span></text:p>
          </draw:text-box>
        </draw:frame>
        <draw:g>
          <draw:g>
            <draw:line draw:style-name="gr2" draw:text-style-name="P1" draw:layer="layout" svg:x1="7.5cm" svg:y1="2.51cm" svg:x2="7.5cm" svg:y2="4.51cm">
              <text:p/>
            </draw:line>
            <draw:line draw:style-name="gr2" draw:text-style-name="P1" draw:layer="layout" svg:x1="7.5cm" svg:y1="2.51cm" svg:x2="9.5cm" svg:y2="3.51cm">
              <text:p/>
            </draw:line>
            <draw:line draw:style-name="gr2" draw:text-style-name="P1" draw:layer="layout" svg:x1="7.5cm" svg:y1="4.51cm" svg:x2="9.5cm" svg:y2="3.51cm">
              <text:p/>
            </draw:line>
            <draw:frame draw:style-name="gr93" draw:text-style-name="P14" draw:layer="layout" svg:width="0.832cm" svg:height="0.878cm" svg:x="7.389cm" svg:y="2.575cm">
              <draw:text-box>
                <text:p><text:span text:style-name="T17">+</text:span></text:p>
              </draw:text-box>
            </draw:frame>
            <draw:frame draw:style-name="gr94" draw:text-style-name="P28" draw:layer="layout" svg:width="0.688cm" svg:height="0.878cm" svg:x="7.44cm" svg:y="3.535cm">
              <draw:text-box>
                <text:p text:style-name="P27"><text:span text:style-name="T17">-</text:span></text:p>
              </draw:text-box>
            </draw:frame>
            <draw:line draw:style-name="gr2" draw:text-style-name="P1" draw:layer="layout" svg:x1="7cm" svg:y1="3.01cm" svg:x2="7.5cm" svg:y2="3.01cm">
              <text:p/>
            </draw:line>
            <draw:line draw:style-name="gr2" draw:text-style-name="P1" draw:layer="layout" svg:x1="7cm" svg:y1="4.01cm" svg:x2="7.5cm" svg:y2="4.01cm">
              <text:p/>
            </draw:line>
            <draw:line draw:style-name="gr2" draw:text-style-name="P1" draw:layer="layout" svg:x1="9.5cm" svg:y1="3.51cm" svg:x2="10cm" svg:y2="3.51cm">
              <text:p/>
            </draw:line>
          </draw:g>
          <draw:line draw:style-name="gr2" draw:text-style-name="P1" draw:layer="layout" svg:x1="8.7cm" svg:y1="3.11cm" svg:x2="8.7cm" svg:y2="2.51cm">
            <text:p/>
          </draw:line>
          <draw:line draw:style-name="gr2" draw:text-style-name="P1" draw:layer="layout" svg:x1="8.7cm" svg:y1="4.51cm" svg:x2="8.7cm" svg:y2="3.91cm">
            <text:p/>
          </draw:line>
        </draw:g>
        <draw:frame draw:style-name="gr102" draw:text-style-name="P5" draw:layer="layout" svg:width="3.554cm" svg:height="0.569cm" svg:x="6.9cm" svg:y="1.541cm">
          <draw:text-box>
            <text:p text:style-name="P3"><text:span text:style-name="T2">Op-amp with power pins</text:span></text:p>
          </draw:text-box>
        </draw:frame>
        <draw:g>
          <draw:line draw:style-name="gr2" draw:text-style-name="P1" draw:layer="layout" svg:x1="4.5cm" svg:y1="6.5cm" svg:x2="4.5cm" svg:y2="8.5cm">
            <text:p/>
          </draw:line>
          <draw:line draw:style-name="gr2" draw:text-style-name="P1" draw:layer="layout" svg:x1="4.5cm" svg:y1="6.5cm" svg:x2="6.5cm" svg:y2="7.5cm">
            <text:p/>
          </draw:line>
          <draw:line draw:style-name="gr2" draw:text-style-name="P1" draw:layer="layout" svg:x1="4.5cm" svg:y1="8.5cm" svg:x2="6.5cm" svg:y2="7.5cm">
            <text:p/>
          </draw:line>
          <draw:frame draw:style-name="gr93" draw:text-style-name="P14" draw:layer="layout" svg:width="0.832cm" svg:height="0.878cm" svg:x="4.389cm" svg:y="6.565cm">
            <draw:text-box>
              <text:p><text:span text:style-name="T17">+</text:span></text:p>
            </draw:text-box>
          </draw:frame>
          <draw:frame draw:style-name="gr94" draw:text-style-name="P28" draw:layer="layout" svg:width="0.688cm" svg:height="0.878cm" svg:x="4.44cm" svg:y="7.525cm">
            <draw:text-box>
              <text:p text:style-name="P27"><text:span text:style-name="T17">-</text:span></text:p>
            </draw:text-box>
          </draw:frame>
          <draw:line draw:style-name="gr2" draw:text-style-name="P1" draw:layer="layout" svg:x1="4cm" svg:y1="7cm" svg:x2="4.5cm" svg:y2="7cm">
            <text:p/>
          </draw:line>
          <draw:line draw:style-name="gr2" draw:text-style-name="P1" draw:layer="layout" svg:x1="4cm" svg:y1="8cm" svg:x2="4.5cm" svg:y2="8cm">
            <text:p/>
          </draw:line>
          <draw:line draw:style-name="gr2" draw:text-style-name="P1" draw:layer="layout" svg:x1="6.5cm" svg:y1="7.5cm" svg:x2="7cm" svg:y2="7.5cm">
            <text:p/>
          </draw:line>
        </draw:g>
        <draw:line draw:style-name="gr2" draw:text-style-name="P1" draw:layer="layout" svg:x1="4cm" svg:y1="9cm" svg:x2="7cm" svg:y2="9cm">
          <text:p/>
        </draw:line>
        <draw:line draw:style-name="gr2" draw:text-style-name="P1" draw:layer="layout" svg:x1="7cm" svg:y1="9cm" svg:x2="7cm" svg:y2="7.5cm">
          <text:p/>
        </draw:line>
        <draw:line draw:style-name="gr2" draw:text-style-name="P1" draw:layer="layout" svg:x1="4cm" svg:y1="9cm" svg:x2="4cm" svg:y2="8cm">
          <text:p/>
        </draw:line>
        <draw:line draw:style-name="gr2" draw:text-style-name="P1" draw:layer="layout" svg:x1="3cm" svg:y1="7cm" svg:x2="4cm" svg:y2="7cm">
          <text:p/>
        </draw:line>
        <draw:line draw:style-name="gr2" draw:text-style-name="P1" draw:layer="layout" svg:x1="7cm" svg:y1="7.5cm" svg:x2="8cm" svg:y2="7.5cm">
          <text:p/>
        </draw:line>
        <draw:custom-shape draw:style-name="gr33" draw:text-style-name="P12" draw:layer="layout" svg:width="0.2cm" svg:height="0.2cm" svg:x="2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2" draw:layer="layout" svg:width="0.2cm" svg:height="0.2cm" svg:x="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2cm" svg:height="0.2cm" svg:x="6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57cm" svg:height="0.569cm" svg:x="3.443cm" svg:y="5.6cm">
          <draw:text-box>
            <text:p text:style-name="P3"><text:span text:style-name="T2">Buff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9-01T20:43:44.188000000</dc:date>
    <meta:editing-duration>P2DT10H27M31S</meta:editing-duration>
    <meta:editing-cycles>138</meta:editing-cycles>
    <meta:generator>LibreOffice/7.1.4.2$Windows_X86_64 LibreOffice_project/a529a4fab45b75fefc5b6226684193eb000654f6</meta:generator>
    <meta:document-statistic meta:object-count="1037"/>
  </office:meta>
</office:document-meta>
</file>